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efec4e"/>
    </style:style>
    <style:style style:name="P2" style:family="paragraph" style:parent-style-name="Heading_20_2">
      <style:text-properties style:use-window-font-color="true" fo:language="en" fo:country="US" officeooo:rsid="002f1bfe"/>
    </style:style>
    <style:style style:name="P3" style:family="paragraph" style:parent-style-name="Text_20_body">
      <style:text-properties style:use-window-font-color="true" fo:language="en" fo:country="US" officeooo:paragraph-rsid="007de95d"/>
    </style:style>
    <style:style style:name="P4" style:family="paragraph" style:parent-style-name="Text_20_body">
      <style:text-properties style:use-window-font-color="true" fo:language="en" fo:country="US" officeooo:rsid="002f1bfe"/>
    </style:style>
    <style:style style:name="P5" style:family="paragraph" style:parent-style-name="Text_20_body">
      <style:text-properties style:use-window-font-color="true" fo:language="en" fo:country="US" officeooo:rsid="00877594"/>
    </style:style>
    <style:style style:name="P6" style:family="paragraph" style:parent-style-name="Heading_20_2">
      <style:text-properties style:use-window-font-color="true" fo:language="en" fo:country="US" officeooo:rsid="0051b402" officeooo:paragraph-rsid="007de95d"/>
    </style:style>
    <style:style style:name="P7" style:family="paragraph" style:parent-style-name="Text_20_body">
      <style:text-properties fo:language="en" fo:country="US" officeooo:rsid="004c9699" officeooo:paragraph-rsid="007de95d"/>
    </style:style>
    <style:style style:name="P8" style:family="paragraph" style:parent-style-name="Text_20_body">
      <style:text-properties fo:language="en" fo:country="US" officeooo:paragraph-rsid="007de95d"/>
    </style:style>
    <style:style style:name="P9" style:family="paragraph" style:parent-style-name="Text_20_body">
      <style:text-properties style:use-window-font-color="true" fo:language="en" fo:country="US" officeooo:rsid="003c4a52" officeooo:paragraph-rsid="007de95d"/>
    </style:style>
    <style:style style:name="P10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11" style:family="paragraph" style:parent-style-name="Text_20_body">
      <style:text-properties style:use-window-font-color="true" fo:language="en" fo:country="US" officeooo:rsid="0051b402" officeooo:paragraph-rsid="007de95d"/>
    </style:style>
    <style:style style:name="P12" style:family="paragraph" style:parent-style-name="Text_20_body">
      <style:text-properties fo:color="#ff3333" fo:language="en" fo:country="US" officeooo:rsid="004fe199" officeooo:paragraph-rsid="007de95d"/>
    </style:style>
    <style:style style:name="P13" style:family="paragraph" style:parent-style-name="Text_20_body">
      <style:text-properties fo:language="en" fo:country="US" officeooo:paragraph-rsid="00f11916"/>
    </style:style>
    <style:style style:name="P14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P15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16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17" style:family="paragraph" style:parent-style-name="Standard">
      <style:text-properties fo:font-size="2pt" fo:language="en" fo:country="US" officeooo:paragraph-rsid="00fc0707" style:font-size-asian="10.5pt"/>
    </style:style>
    <style:style style:name="P18" style:family="paragraph" style:parent-style-name="Standard">
      <style:text-properties fo:language="en" fo:country="GB" officeooo:paragraph-rsid="016d6fd9"/>
    </style:style>
    <style:style style:name="P19" style:family="paragraph" style:parent-style-name="Standard">
      <style:text-properties fo:language="en" fo:country="GB" officeooo:rsid="019d9f3d" officeooo:paragraph-rsid="0186984d"/>
    </style:style>
    <style:style style:name="P20" style:family="paragraph" style:parent-style-name="Standard">
      <style:text-properties fo:language="en" fo:country="GB" officeooo:rsid="01ca0626" officeooo:paragraph-rsid="01853063"/>
    </style:style>
    <style:style style:name="P21" style:family="paragraph" style:parent-style-name="Standard">
      <style:text-properties fo:language="en" fo:country="GB" officeooo:paragraph-rsid="0186984d"/>
    </style:style>
    <style:style style:name="P22" style:family="paragraph" style:parent-style-name="Standard">
      <style:text-properties fo:language="en" fo:country="GB" officeooo:paragraph-rsid="01942c78"/>
    </style:style>
    <style:style style:name="P23" style:family="paragraph" style:parent-style-name="Footer">
      <style:text-properties fo:language="en" fo:country="US"/>
    </style:style>
    <style:style style:name="P24" style:family="paragraph" style:parent-style-name="Text_20_body">
      <style:text-properties style:use-window-font-color="true" fo:language="en" fo:country="US" officeooo:rsid="00877594"/>
    </style:style>
    <style:style style:name="P25" style:family="paragraph" style:parent-style-name="Text_20_body">
      <style:text-properties style:use-window-font-color="true" fo:language="en" fo:country="US" officeooo:paragraph-rsid="007de95d"/>
    </style:style>
    <style:style style:name="P26" style:family="paragraph" style:parent-style-name="Text_20_body">
      <style:text-properties style:use-window-font-color="true" fo:language="en" fo:country="US" officeooo:rsid="002f1bfe"/>
    </style:style>
    <style:style style:name="P27" style:family="paragraph" style:parent-style-name="Text_20_body">
      <style:text-properties style:use-window-font-color="true" fo:language="en" fo:country="US" officeooo:rsid="0051b402" officeooo:paragraph-rsid="007de95d"/>
    </style:style>
    <style:style style:name="P28" style:family="paragraph" style:parent-style-name="Text_20_body">
      <style:text-properties style:use-window-font-color="true" fo:language="en" fo:country="US" officeooo:rsid="003c4a52" officeooo:paragraph-rsid="007de95d"/>
    </style:style>
    <style:style style:name="P29" style:family="paragraph" style:parent-style-name="Text_20_body">
      <style:text-properties style:use-window-font-color="true" fo:language="en" fo:country="US" officeooo:paragraph-rsid="00efec4e"/>
    </style:style>
    <style:style style:name="P30" style:family="paragraph" style:parent-style-name="Text_20_body">
      <style:text-properties style:use-window-font-color="true" fo:language="en" fo:country="GB" officeooo:rsid="019d9f3d" officeooo:paragraph-rsid="01853063"/>
    </style:style>
    <style:style style:name="P31" style:family="paragraph" style:parent-style-name="Text_20_body">
      <style:text-properties style:use-window-font-color="true" fo:language="en" fo:country="GB" officeooo:paragraph-rsid="0186984d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Text_20_body">
      <style:text-properties fo:language="en" fo:country="US" officeooo:paragraph-rsid="00efec4e"/>
    </style:style>
    <style:style style:name="P34" style:family="paragraph" style:parent-style-name="Text_20_body">
      <style:text-properties fo:language="en" fo:country="US" officeooo:paragraph-rsid="007de95d"/>
    </style:style>
    <style:style style:name="P35" style:family="paragraph" style:parent-style-name="Text_20_body">
      <style:text-properties fo:language="en" fo:country="US" officeooo:rsid="004c9699" officeooo:paragraph-rsid="007de95d"/>
    </style:style>
    <style:style style:name="P36" style:family="paragraph" style:parent-style-name="Text_20_body">
      <style:text-properties fo:language="en" fo:country="US" officeooo:paragraph-rsid="00f11916"/>
    </style:style>
    <style:style style:name="P37" style:family="paragraph" style:parent-style-name="Text_20_body">
      <style:text-properties fo:language="en" fo:country="US" officeooo:paragraph-rsid="0152d301"/>
    </style:style>
    <style:style style:name="P38" style:family="paragraph" style:parent-style-name="Text_20_body">
      <style:text-properties fo:language="en" fo:country="US" officeooo:rsid="00d3b397" officeooo:paragraph-rsid="01853063"/>
    </style:style>
    <style:style style:name="P39" style:family="paragraph" style:parent-style-name="Text_20_body">
      <style:text-properties fo:language="en" fo:country="US" officeooo:paragraph-rsid="01853063"/>
    </style:style>
    <style:style style:name="P40" style:family="paragraph" style:parent-style-name="Text_20_body">
      <style:text-properties fo:language="en" fo:country="US" officeooo:paragraph-rsid="0186984d"/>
    </style:style>
    <style:style style:name="P41" style:family="paragraph" style:parent-style-name="Text_20_body">
      <style:text-properties fo:language="en" fo:country="US" officeooo:paragraph-rsid="018875a6"/>
    </style:style>
    <style:style style:name="P42" style:family="paragraph" style:parent-style-name="Text_20_body">
      <style:text-properties fo:language="en" fo:country="US" officeooo:paragraph-rsid="00f300cc"/>
    </style:style>
    <style:style style:name="P43" style:family="paragraph" style:parent-style-name="Text_20_body">
      <style:text-properties fo:color="#ff3333" fo:language="en" fo:country="US" officeooo:rsid="004fe199" officeooo:paragraph-rsid="007de95d"/>
    </style:style>
    <style:style style:name="P44" style:family="paragraph" style:parent-style-name="Text_20_body">
      <style:text-properties fo:language="en" fo:country="GB" officeooo:rsid="01b5f3bb" officeooo:paragraph-rsid="01853063"/>
    </style:style>
    <style:style style:name="P45" style:family="paragraph" style:parent-style-name="Text_20_body">
      <style:text-properties fo:language="en" fo:country="GB" officeooo:rsid="02adccd0" officeooo:paragraph-rsid="0186984d"/>
    </style:style>
    <style:style style:name="P46" style:family="paragraph" style:parent-style-name="Text_20_body">
      <style:text-properties fo:language="en" fo:country="GB" officeooo:rsid="02b5c0fd" officeooo:paragraph-rsid="0186984d"/>
    </style:style>
    <style:style style:name="P47" style:family="paragraph" style:parent-style-name="Text_20_body">
      <style:text-properties fo:language="en" fo:country="GB" officeooo:paragraph-rsid="01853063"/>
    </style:style>
    <style:style style:name="P48" style:family="paragraph" style:parent-style-name="Text_20_body">
      <style:text-properties fo:language="en" fo:country="GB" officeooo:paragraph-rsid="0186984d"/>
    </style:style>
    <style:style style:name="P49" style:family="paragraph" style:parent-style-name="Text_20_body">
      <style:text-properties fo:language="en" fo:country="GB" officeooo:paragraph-rsid="018cab21"/>
    </style:style>
    <style:style style:name="P50" style:family="paragraph" style:parent-style-name="Text_20_body">
      <style:text-properties fo:language="en" fo:country="GB" fo:font-style="italic" officeooo:paragraph-rsid="018f961b" style:font-style-asian="italic" style:font-style-complex="italic"/>
    </style:style>
    <style:style style:name="P51" style:family="paragraph" style:parent-style-name="Text_20_body">
      <style:text-properties officeooo:paragraph-rsid="016d9aba"/>
    </style:style>
    <style:style style:name="P52" style:family="paragraph" style:parent-style-name="Text_20_body">
      <style:text-properties officeooo:paragraph-rsid="01853063"/>
    </style:style>
    <style:style style:name="P53" style:family="paragraph" style:parent-style-name="Text_20_body">
      <style:text-properties officeooo:paragraph-rsid="018875a6"/>
    </style:style>
    <style:style style:name="P54" style:family="paragraph" style:parent-style-name="Text_20_body">
      <style:text-properties officeooo:paragraph-rsid="018f961b"/>
    </style:style>
    <style:style style:name="P55" style:family="paragraph" style:parent-style-name="Text_20_body">
      <style:text-properties fo:font-style="italic" officeooo:paragraph-rsid="019068c1" style:font-style-asian="italic" style:font-style-complex="italic"/>
    </style:style>
    <style:style style:name="P56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14942b2"/>
    </style:style>
    <style:style style:name="P57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58" style:family="paragraph" style:parent-style-name="Heading_20_1">
      <style:text-properties fo:language="en" fo:country="US"/>
    </style:style>
    <style:style style:name="P59" style:family="paragraph" style:parent-style-name="Heading_20_2">
      <style:text-properties style:use-window-font-color="true" fo:language="en" fo:country="US" officeooo:rsid="002f1bfe"/>
    </style:style>
    <style:style style:name="P60" style:family="paragraph" style:parent-style-name="Heading_20_2">
      <style:text-properties style:use-window-font-color="true" fo:language="en" fo:country="US" officeooo:rsid="0051b402" officeooo:paragraph-rsid="007de95d"/>
    </style:style>
    <style:style style:name="P61" style:family="paragraph" style:parent-style-name="Heading_20_2">
      <style:text-properties style:use-window-font-color="true" fo:language="en" fo:country="US" officeooo:rsid="019068c1" officeooo:paragraph-rsid="019068c1"/>
    </style:style>
    <style:style style:name="P62" style:family="paragraph" style:parent-style-name="Heading_20_2">
      <style:text-properties fo:language="en" fo:country="GB" officeooo:rsid="026982c7" officeooo:paragraph-rsid="01853063"/>
    </style:style>
    <style:style style:name="P63" style:family="paragraph" style:parent-style-name="Heading_20_2">
      <style:text-properties fo:language="en" fo:country="GB" officeooo:rsid="02882ee2" officeooo:paragraph-rsid="018cab21"/>
    </style:style>
    <style:style style:name="P64" style:family="paragraph" style:parent-style-name="Heading_20_2">
      <style:text-properties fo:language="en" fo:country="GB" officeooo:paragraph-rsid="0186984d"/>
    </style:style>
    <style:style style:name="P65" style:family="paragraph" style:parent-style-name="Heading_20_2">
      <style:text-properties officeooo:paragraph-rsid="018c5f4d"/>
    </style:style>
    <style:style style:name="P66" style:family="paragraph" style:parent-style-name="Heading_20_2">
      <style:text-properties officeooo:rsid="02adccd0" officeooo:paragraph-rsid="01884427"/>
    </style:style>
    <style:style style:name="P67" style:family="paragraph" style:parent-style-name="Heading_20_2">
      <style:text-properties fo:language="en" fo:country="US" officeooo:rsid="018ea4e4" officeooo:paragraph-rsid="018ea4e4"/>
    </style:style>
    <style:style style:name="P68" style:family="paragraph" style:parent-style-name="Heading_20_2">
      <style:text-properties fo:language="en" fo:country="US" officeooo:paragraph-rsid="018cab21"/>
    </style:style>
    <style:style style:name="P69" style:family="paragraph" style:parent-style-name="Heading_20_2">
      <style:text-properties fo:language="en" fo:country="US" officeooo:paragraph-rsid="01828879"/>
    </style:style>
    <style:style style:name="P70" style:family="paragraph" style:parent-style-name="Heading_20_2">
      <style:text-properties fo:language="en" fo:country="US" officeooo:paragraph-rsid="0186984d"/>
    </style:style>
    <style:style style:name="T1" style:family="text">
      <style:text-properties style:use-window-font-color="true" officeooo:rsid="002f1bfe"/>
    </style:style>
    <style:style style:name="T2" style:family="text">
      <style:text-properties style:use-window-font-color="true" officeooo:rsid="005f6dde"/>
    </style:style>
    <style:style style:name="T3" style:family="text">
      <style:text-properties officeooo:rsid="00318ed6"/>
    </style:style>
    <style:style style:name="T4" style:family="text">
      <style:text-properties officeooo:rsid="00430258"/>
    </style:style>
    <style:style style:name="T5" style:family="text">
      <style:text-properties officeooo:rsid="0080b924"/>
    </style:style>
    <style:style style:name="T6" style:family="text">
      <style:text-properties fo:font-style="italic" officeooo:rsid="00430258" style:font-style-asian="italic" style:font-style-complex="italic"/>
    </style:style>
    <style:style style:name="T7" style:family="text">
      <style:text-properties officeooo:rsid="004fe199"/>
    </style:style>
    <style:style style:name="T8" style:family="text">
      <style:text-properties style:use-window-font-color="true" officeooo:rsid="0051b402"/>
    </style:style>
    <style:style style:name="T9" style:family="text">
      <style:text-properties style:use-window-font-color="true" officeooo:rsid="003c4a52"/>
    </style:style>
    <style:style style:name="T10" style:family="text">
      <style:text-properties fo:color="#ff3333" officeooo:rsid="003c4a52"/>
    </style:style>
    <style:style style:name="T11" style:family="text">
      <style:text-properties fo:color="#ff3333" officeooo:rsid="004fe199"/>
    </style:style>
    <style:style style:name="T12" style:family="text">
      <style:text-properties officeooo:rsid="003c4a52"/>
    </style:style>
    <style:style style:name="T13" style:family="text">
      <style:text-properties officeooo:rsid="0052fc81"/>
    </style:style>
    <style:style style:name="T14" style:family="text">
      <style:text-properties officeooo:rsid="0052ccd1"/>
    </style:style>
    <style:style style:name="T15" style:family="text">
      <style:text-properties style:use-window-font-color="true" officeooo:rsid="00840d51" fo:background-color="#ffff00" loext:char-shading-value="0"/>
    </style:style>
    <style:style style:name="T16" style:family="text">
      <style:text-properties style:use-window-font-color="true" officeooo:rsid="00840d51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fff46b" style:font-weight-asian="normal" style:font-weight-complex="normal"/>
    </style:style>
    <style:style style:name="T20" style:family="text">
      <style:text-properties fo:font-weight="normal" officeooo:rsid="01a50cff" style:font-weight-asian="normal" style:font-weight-complex="normal"/>
    </style:style>
    <style:style style:name="T21" style:family="text">
      <style:text-properties fo:font-weight="normal" officeooo:rsid="005d23ef" style:font-weight-asian="normal" style:font-weight-complex="normal"/>
    </style:style>
    <style:style style:name="T22" style:family="text">
      <style:text-properties fo:font-weight="normal" officeooo:rsid="00a91991" style:font-weight-asian="normal" style:font-weight-complex="normal"/>
    </style:style>
    <style:style style:name="T23" style:family="text">
      <style:text-properties fo:font-weight="normal" officeooo:rsid="02444870" style:font-weight-asian="normal" style:font-weight-complex="normal"/>
    </style:style>
    <style:style style:name="T24" style:family="text">
      <style:text-properties fo:font-weight="normal" officeooo:rsid="01bae9ee" style:font-weight-asian="normal" style:font-weight-complex="normal"/>
    </style:style>
    <style:style style:name="T25" style:family="text">
      <style:text-properties fo:font-weight="normal" officeooo:rsid="01b915aa" style:font-weight-asian="normal" style:font-weight-complex="normal"/>
    </style:style>
    <style:style style:name="T26" style:family="text">
      <style:text-properties fo:font-weight="normal" officeooo:rsid="01e1c175" style:font-weight-asian="normal" style:font-weight-complex="normal"/>
    </style:style>
    <style:style style:name="T27" style:family="text">
      <style:text-properties fo:font-weight="normal" officeooo:rsid="02884b54" style:font-weight-asian="normal" style:font-weight-complex="normal"/>
    </style:style>
    <style:style style:name="T28" style:family="text">
      <style:text-properties fo:font-weight="normal" officeooo:rsid="01be87fb" style:font-weight-asian="normal" style:font-weight-complex="normal"/>
    </style:style>
    <style:style style:name="T29" style:family="text">
      <style:text-properties fo:font-weight="normal" officeooo:rsid="019d9f3d" style:font-weight-asian="normal" style:font-weight-complex="normal"/>
    </style:style>
    <style:style style:name="T30" style:family="text">
      <style:text-properties fo:font-weight="normal" officeooo:rsid="028d3fc4" style:font-weight-asian="normal" style:font-weight-complex="normal"/>
    </style:style>
    <style:style style:name="T31" style:family="text">
      <style:text-properties fo:font-weight="normal" officeooo:rsid="028eebf9" style:font-weight-asian="normal" style:font-weight-complex="normal"/>
    </style:style>
    <style:style style:name="T32" style:family="text">
      <style:text-properties fo:font-weight="normal" officeooo:rsid="028fc5cb" style:font-weight-asian="normal" style:font-weight-complex="normal"/>
    </style:style>
    <style:style style:name="T33" style:family="text">
      <style:text-properties fo:font-weight="normal" officeooo:rsid="01ec17bf" style:font-weight-asian="normal" style:font-weight-complex="normal"/>
    </style:style>
    <style:style style:name="T34" style:family="text">
      <style:text-properties fo:font-weight="normal" officeooo:rsid="026edbca" style:font-weight-asian="normal" style:font-weight-complex="normal"/>
    </style:style>
    <style:style style:name="T35" style:family="text">
      <style:text-properties fo:font-weight="normal" officeooo:rsid="01edfbc4" style:font-weight-asian="normal" style:font-weight-complex="normal"/>
    </style:style>
    <style:style style:name="T36" style:family="text">
      <style:text-properties fo:font-weight="normal" officeooo:rsid="01ec3b45" style:font-weight-asian="normal" style:font-weight-complex="normal"/>
    </style:style>
    <style:style style:name="T37" style:family="text">
      <style:text-properties fo:font-weight="normal" officeooo:rsid="01ef15af" style:font-weight-asian="normal" style:font-weight-complex="normal"/>
    </style:style>
    <style:style style:name="T38" style:family="text">
      <style:text-properties fo:font-weight="normal" officeooo:rsid="01f23e38" style:font-weight-asian="normal" style:font-weight-complex="normal"/>
    </style:style>
    <style:style style:name="T39" style:family="text">
      <style:text-properties fo:font-weight="normal" officeooo:rsid="02b2cda8" style:font-weight-asian="normal" style:font-weight-complex="normal"/>
    </style:style>
    <style:style style:name="T40" style:family="text">
      <style:text-properties fo:font-weight="normal" officeooo:rsid="01f35faa" style:font-weight-asian="normal" style:font-weight-complex="normal"/>
    </style:style>
    <style:style style:name="T41" style:family="text">
      <style:text-properties fo:font-weight="normal" officeooo:rsid="02b2ee52" style:font-weight-asian="normal" style:font-weight-complex="normal"/>
    </style:style>
    <style:style style:name="T42" style:family="text">
      <style:text-properties fo:font-weight="normal" officeooo:rsid="02b43b2b" style:font-weight-asian="normal" style:font-weight-complex="normal"/>
    </style:style>
    <style:style style:name="T43" style:family="text">
      <style:text-properties fo:font-weight="normal" officeooo:rsid="01aca09f" style:font-weight-asian="normal" style:font-weight-complex="normal"/>
    </style:style>
    <style:style style:name="T44" style:family="text">
      <style:text-properties fo:font-weight="normal" officeooo:rsid="01a0b465" style:font-weight-asian="normal" style:font-weight-complex="normal"/>
    </style:style>
    <style:style style:name="T45" style:family="text">
      <style:text-properties fo:font-weight="normal" officeooo:rsid="01a6d6b0" style:font-weight-asian="normal" style:font-weight-complex="normal"/>
    </style:style>
    <style:style style:name="T46" style:family="text">
      <style:text-properties fo:font-weight="normal" officeooo:rsid="01a2a6a7" style:font-weight-asian="normal" style:font-weight-complex="normal"/>
    </style:style>
    <style:style style:name="T47" style:family="text">
      <style:text-properties fo:font-weight="normal" officeooo:rsid="02b14824" style:font-weight-asian="normal" style:font-weight-complex="normal"/>
    </style:style>
    <style:style style:name="T48" style:family="text">
      <style:text-properties fo:font-weight="normal" officeooo:rsid="02b6a813" style:font-weight-asian="normal" style:font-weight-complex="normal"/>
    </style:style>
    <style:style style:name="T49" style:family="text">
      <style:text-properties fo:font-weight="normal" officeooo:rsid="02b7e993" style:font-weight-asian="normal" style:font-weight-complex="normal"/>
    </style:style>
    <style:style style:name="T50" style:family="text">
      <style:text-properties fo:font-weight="normal" officeooo:rsid="0294410f" style:font-weight-asian="normal" style:font-weight-complex="normal"/>
    </style:style>
    <style:style style:name="T51" style:family="text">
      <style:text-properties fo:font-weight="normal" officeooo:rsid="0186984d" style:font-weight-asian="normal" style:font-weight-complex="normal"/>
    </style:style>
    <style:style style:name="T52" style:family="text">
      <style:text-properties fo:font-weight="normal" officeooo:rsid="01ae50ff" style:font-weight-asian="normal" style:font-weight-complex="normal"/>
    </style:style>
    <style:style style:name="T53" style:family="text">
      <style:text-properties fo:font-weight="normal" fo:background-color="#ffff00" loext:char-shading-value="0" style:font-weight-asian="normal" style:font-weight-complex="normal"/>
    </style:style>
    <style:style style:name="T54" style:family="text">
      <style:text-properties fo:font-weight="normal" officeooo:rsid="02b863d5" fo:background-color="#ffff00" loext:char-shading-value="0" style:font-weight-asian="normal" style:font-weight-complex="normal"/>
    </style:style>
    <style:style style:name="T55" style:family="text">
      <style:text-properties fo:font-weight="normal" officeooo:rsid="02b6a813" fo:background-color="#ffff00" loext:char-shading-value="0" style:font-weight-asian="normal" style:font-weight-complex="normal"/>
    </style:style>
    <style:style style:name="T56" style:family="text">
      <style:text-properties fo:font-weight="normal" officeooo:rsid="0186984d" fo:background-color="#ffff00" loext:char-shading-value="0" style:font-weight-asian="normal" style:font-weight-complex="normal"/>
    </style:style>
    <style:style style:name="T57" style:family="text">
      <style:text-properties fo:font-weight="normal" officeooo:rsid="0186984d" fo:background-color="#ffff00" loext:char-shading-value="0" style:font-weight-asian="normal" style:font-weight-complex="normal"/>
    </style:style>
    <style:style style:name="T58" style:family="text">
      <style:text-properties fo:font-weight="normal" fo:background-color="#ffff00" loext:char-shading-value="0" style:font-weight-asian="normal" style:font-weight-complex="normal"/>
    </style:style>
    <style:style style:name="T59" style:family="text">
      <style:text-properties officeooo:rsid="00318ed6"/>
    </style:style>
    <style:style style:name="T60" style:family="text">
      <style:text-properties officeooo:rsid="00430258"/>
    </style:style>
    <style:style style:name="T61" style:family="text">
      <style:text-properties officeooo:rsid="0080b924"/>
    </style:style>
    <style:style style:name="T62" style:family="text">
      <style:text-properties fo:font-style="italic" officeooo:rsid="00430258" style:font-style-asian="italic" style:font-style-complex="italic"/>
    </style:style>
    <style:style style:name="T63" style:family="text">
      <style:text-properties style:use-window-font-color="true"/>
    </style:style>
    <style:style style:name="T64" style:family="text">
      <style:text-properties style:use-window-font-color="true" officeooo:rsid="002f1bfe"/>
    </style:style>
    <style:style style:name="T65" style:family="text">
      <style:text-properties style:use-window-font-color="true" officeooo:rsid="005f6dde"/>
    </style:style>
    <style:style style:name="T66" style:family="text">
      <style:text-properties style:use-window-font-color="true" officeooo:rsid="003c4a52"/>
    </style:style>
    <style:style style:name="T67" style:family="text">
      <style:text-properties style:use-window-font-color="true" officeooo:rsid="0051b402"/>
    </style:style>
    <style:style style:name="T68" style:family="text">
      <style:text-properties style:use-window-font-color="true" officeooo:rsid="00840d51" fo:background-color="#ffff00" loext:char-shading-value="0"/>
    </style:style>
    <style:style style:name="T69" style:family="text">
      <style:text-properties style:use-window-font-color="true" officeooo:rsid="00840d51"/>
    </style:style>
    <style:style style:name="T70" style:family="text">
      <style:text-properties style:use-window-font-color="true" fo:language="en" fo:country="US"/>
    </style:style>
    <style:style style:name="T71" style:family="text">
      <style:text-properties style:use-window-font-color="true" fo:language="en" fo:country="US" officeooo:rsid="003e83f0"/>
    </style:style>
    <style:style style:name="T72" style:family="text">
      <style:text-properties style:use-window-font-color="true" fo:language="en" fo:country="US" fo:font-weight="bold" officeooo:rsid="011cb807" style:font-weight-asian="bold" style:font-weight-complex="bold"/>
    </style:style>
    <style:style style:name="T73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74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75" style:family="text">
      <style:text-properties style:use-window-font-color="true" fo:language="en" fo:country="US" fo:font-weight="bold" officeooo:rsid="017d9916" style:font-weight-asian="bold" style:font-weight-complex="bold"/>
    </style:style>
    <style:style style:name="T76" style:family="text">
      <style:text-properties style:use-window-font-color="true" fo:language="en" fo:country="US" fo:font-weight="bold" officeooo:rsid="0059de9a" style:font-weight-asian="bold" style:font-weight-complex="bold"/>
    </style:style>
    <style:style style:name="T77" style:family="text">
      <style:text-properties style:use-window-font-color="true" fo:language="en" fo:country="US" fo:font-weight="bold" officeooo:rsid="0074c792" style:font-weight-asian="bold" style:font-weight-complex="bold"/>
    </style:style>
    <style:style style:name="T78" style:family="text">
      <style:text-properties style:use-window-font-color="true" fo:language="en" fo:country="US" fo:font-weight="bold" officeooo:rsid="00bc0794" style:font-weight-asian="bold" style:font-weight-complex="bold"/>
    </style:style>
    <style:style style:name="T79" style:family="text">
      <style:text-properties style:use-window-font-color="true" fo:language="en" fo:country="US" officeooo:rsid="01c64a07"/>
    </style:style>
    <style:style style:name="T80" style:family="text">
      <style:text-properties style:use-window-font-color="true" fo:language="en" fo:country="US" officeooo:rsid="014d9878"/>
    </style:style>
    <style:style style:name="T81" style:family="text">
      <style:text-properties style:use-window-font-color="true" fo:language="en" fo:country="US" officeooo:rsid="0059de9a"/>
    </style:style>
    <style:style style:name="T82" style:family="text">
      <style:text-properties style:use-window-font-color="true" fo:language="en" fo:country="US" officeooo:rsid="0072ed61"/>
    </style:style>
    <style:style style:name="T83" style:family="text">
      <style:text-properties style:use-window-font-color="true" fo:language="en" fo:country="US" officeooo:rsid="0162d931"/>
    </style:style>
    <style:style style:name="T84" style:family="text">
      <style:text-properties style:use-window-font-color="true" fo:language="en" fo:country="US" officeooo:rsid="01653cc0"/>
    </style:style>
    <style:style style:name="T85" style:family="text">
      <style:text-properties style:use-window-font-color="true" fo:language="en" fo:country="US" officeooo:rsid="016f87e1"/>
    </style:style>
    <style:style style:name="T86" style:family="text">
      <style:text-properties style:use-window-font-color="true" fo:language="en" fo:country="US" officeooo:rsid="003c4a52"/>
    </style:style>
    <style:style style:name="T87" style:family="text">
      <style:text-properties style:use-window-font-color="true" fo:language="en" fo:country="US" officeooo:rsid="00ebb972"/>
    </style:style>
    <style:style style:name="T88" style:family="text">
      <style:text-properties style:use-window-font-color="true" fo:language="en" fo:country="US" officeooo:rsid="009d6315"/>
    </style:style>
    <style:style style:name="T89" style:family="text">
      <style:text-properties style:use-window-font-color="true" fo:language="en" fo:country="US" officeooo:rsid="01387add"/>
    </style:style>
    <style:style style:name="T90" style:family="text">
      <style:text-properties style:use-window-font-color="true" fo:language="en" fo:country="US" officeooo:rsid="0179ee58"/>
    </style:style>
    <style:style style:name="T91" style:family="text">
      <style:text-properties style:use-window-font-color="true" fo:language="en" fo:country="US" officeooo:rsid="0180b0f0"/>
    </style:style>
    <style:style style:name="T92" style:family="text">
      <style:text-properties style:use-window-font-color="true" fo:language="en" fo:country="US" officeooo:rsid="0074c792"/>
    </style:style>
    <style:style style:name="T93" style:family="text">
      <style:text-properties style:use-window-font-color="true" fo:language="en" fo:country="US" officeooo:rsid="018f961b"/>
    </style:style>
    <style:style style:name="T94" style:family="text">
      <style:text-properties style:use-window-font-color="true" officeooo:rsid="0038293e"/>
    </style:style>
    <style:style style:name="T95" style:family="text">
      <style:text-properties style:use-window-font-color="true" officeooo:rsid="004fb46e"/>
    </style:style>
    <style:style style:name="T96" style:family="text">
      <style:text-properties style:use-window-font-color="true" officeooo:rsid="01c64a07"/>
    </style:style>
    <style:style style:name="T97" style:family="text">
      <style:text-properties style:use-window-font-color="true" officeooo:rsid="004c9699"/>
    </style:style>
    <style:style style:name="T98" style:family="text">
      <style:text-properties style:use-window-font-color="true" fo:font-weight="normal" officeooo:rsid="01a9daf3" style:font-weight-asian="normal" style:font-weight-complex="normal"/>
    </style:style>
    <style:style style:name="T99" style:family="text">
      <style:text-properties style:use-window-font-color="true" fo:font-weight="normal" officeooo:rsid="01f72f3f" style:font-weight-asian="normal" style:font-weight-complex="normal"/>
    </style:style>
    <style:style style:name="T100" style:family="text">
      <style:text-properties style:use-window-font-color="true" fo:font-weight="normal" officeooo:rsid="02a8d04a" style:font-weight-asian="normal" style:font-weight-complex="normal"/>
    </style:style>
    <style:style style:name="T101" style:family="text">
      <style:text-properties style:use-window-font-color="true" fo:font-weight="normal" officeooo:rsid="01bae9ee" style:font-weight-asian="normal" style:font-weight-complex="normal"/>
    </style:style>
    <style:style style:name="T102" style:family="text">
      <style:text-properties style:use-window-font-color="true" fo:font-weight="normal" officeooo:rsid="0237f699" style:font-weight-asian="normal" style:font-weight-complex="normal"/>
    </style:style>
    <style:style style:name="T103" style:family="text">
      <style:text-properties style:use-window-font-color="true" fo:font-weight="normal" officeooo:rsid="023c6810" style:font-weight-asian="normal" style:font-weight-complex="normal"/>
    </style:style>
    <style:style style:name="T104" style:family="text">
      <style:text-properties style:use-window-font-color="true" fo:font-weight="normal" officeooo:rsid="0260bca2" style:font-weight-asian="normal" style:font-weight-complex="normal"/>
    </style:style>
    <style:style style:name="T105" style:family="text">
      <style:text-properties style:use-window-font-color="true" fo:font-weight="normal" officeooo:rsid="023b1555" style:font-weight-asian="normal" style:font-weight-complex="normal"/>
    </style:style>
    <style:style style:name="T106" style:family="text">
      <style:text-properties style:use-window-font-color="true" fo:font-weight="normal" officeooo:rsid="023ce76f" style:font-weight-asian="normal" style:font-weight-complex="normal"/>
    </style:style>
    <style:style style:name="T107" style:family="text">
      <style:text-properties style:use-window-font-color="true" fo:font-weight="normal" officeooo:rsid="023ecfad" style:font-weight-asian="normal" style:font-weight-complex="normal"/>
    </style:style>
    <style:style style:name="T108" style:family="text">
      <style:text-properties style:use-window-font-color="true" fo:font-weight="normal" officeooo:rsid="029a5e2d" style:font-weight-asian="normal" style:font-weight-complex="normal"/>
    </style:style>
    <style:style style:name="T109" style:family="text">
      <style:text-properties style:use-window-font-color="true" officeooo:rsid="00ececdd"/>
    </style:style>
    <style:style style:name="T110" style:family="text">
      <style:text-properties style:use-window-font-color="true" officeooo:rsid="002c68fc"/>
    </style:style>
    <style:style style:name="T111" style:family="text">
      <style:text-properties style:use-window-font-color="true" officeooo:rsid="0053925c"/>
    </style:style>
    <style:style style:name="T112" style:family="text">
      <style:text-properties style:use-window-font-color="true" officeooo:rsid="00430258"/>
    </style:style>
    <style:style style:name="T113" style:family="text">
      <style:text-properties style:use-window-font-color="true" officeooo:rsid="00d900a0"/>
    </style:style>
    <style:style style:name="T114" style:family="text">
      <style:text-properties style:use-window-font-color="true" fo:font-weight="bold" officeooo:rsid="004fb46e" style:font-weight-asian="bold" style:font-weight-complex="bold"/>
    </style:style>
    <style:style style:name="T115" style:family="text">
      <style:text-properties style:use-window-font-color="true" fo:font-weight="bold" officeooo:rsid="01a9daf3" style:font-weight-asian="bold" style:font-weight-complex="bold"/>
    </style:style>
    <style:style style:name="T116" style:family="text">
      <style:text-properties style:use-window-font-color="true" fo:font-weight="bold" officeooo:rsid="0173ca4b" style:font-weight-asian="bold" style:font-weight-complex="bold"/>
    </style:style>
    <style:style style:name="T117" style:family="text">
      <style:text-properties style:use-window-font-color="true" fo:font-weight="bold" officeooo:rsid="01769b26" style:font-weight-asian="bold" style:font-weight-complex="bold"/>
    </style:style>
    <style:style style:name="T118" style:family="text">
      <style:text-properties style:use-window-font-color="true" fo:font-weight="bold" officeooo:rsid="01c3e1e0" style:font-weight-asian="bold" style:font-weight-complex="bold"/>
    </style:style>
    <style:style style:name="T119" style:family="text">
      <style:text-properties style:use-window-font-color="true" fo:font-weight="bold" officeooo:rsid="01c64a07" style:font-weight-asian="bold" style:font-weight-complex="bold"/>
    </style:style>
    <style:style style:name="T120" style:family="text">
      <style:text-properties style:use-window-font-color="true" fo:font-weight="bold" officeooo:rsid="0205c593" style:font-weight-asian="bold" style:font-weight-complex="bold"/>
    </style:style>
    <style:style style:name="T121" style:family="text">
      <style:text-properties style:use-window-font-color="true" fo:font-weight="bold" officeooo:rsid="004c9699" style:font-weight-asian="bold" style:font-weight-complex="bold"/>
    </style:style>
    <style:style style:name="T122" style:family="text">
      <style:text-properties style:use-window-font-color="true" fo:font-weight="bold" officeooo:rsid="021922e3" style:font-weight-asian="bold" style:font-weight-complex="bold"/>
    </style:style>
    <style:style style:name="T123" style:family="text">
      <style:text-properties style:use-window-font-color="true" fo:font-weight="bold" officeooo:rsid="023ecfad" style:font-weight-asian="bold" style:font-weight-complex="bold"/>
    </style:style>
    <style:style style:name="T124" style:family="text">
      <style:text-properties style:use-window-font-color="true" fo:font-weight="bold" officeooo:rsid="023c6810" style:font-weight-asian="bold" style:font-weight-complex="bold"/>
    </style:style>
    <style:style style:name="T125" style:family="text">
      <style:text-properties style:use-window-font-color="true" fo:font-weight="bold" officeooo:rsid="018f961b" style:font-weight-asian="bold" style:font-weight-complex="bold"/>
    </style:style>
    <style:style style:name="T126" style:family="text">
      <style:text-properties style:use-window-font-color="true" fo:font-weight="bold" officeooo:rsid="01858986" style:font-weight-asian="bold" style:font-weight-complex="bold"/>
    </style:style>
    <style:style style:name="T127" style:family="text">
      <style:text-properties style:use-window-font-color="true" officeooo:rsid="013faad5"/>
    </style:style>
    <style:style style:name="T128" style:family="text">
      <style:text-properties style:use-window-font-color="true" officeooo:rsid="014b0013"/>
    </style:style>
    <style:style style:name="T129" style:family="text">
      <style:text-properties style:use-window-font-color="true" officeooo:rsid="015a9151"/>
    </style:style>
    <style:style style:name="T130" style:family="text">
      <style:text-properties style:use-window-font-color="true" officeooo:rsid="0162d931"/>
    </style:style>
    <style:style style:name="T131" style:family="text">
      <style:text-properties style:use-window-font-color="true" officeooo:rsid="0173ca4b"/>
    </style:style>
    <style:style style:name="T132" style:family="text">
      <style:text-properties style:use-window-font-color="true" officeooo:rsid="017d9916"/>
    </style:style>
    <style:style style:name="T133" style:family="text">
      <style:text-properties style:use-window-font-color="true" officeooo:rsid="01c3e1e0"/>
    </style:style>
    <style:style style:name="T134" style:family="text">
      <style:text-properties style:use-window-font-color="true" officeooo:rsid="02a8d04a"/>
    </style:style>
    <style:style style:name="T135" style:family="text">
      <style:text-properties style:use-window-font-color="true" officeooo:rsid="01d3684b"/>
    </style:style>
    <style:style style:name="T136" style:family="text">
      <style:text-properties style:use-window-font-color="true" officeooo:rsid="027d8b05"/>
    </style:style>
    <style:style style:name="T137" style:family="text">
      <style:text-properties style:use-window-font-color="true" officeooo:rsid="0273b587"/>
    </style:style>
    <style:style style:name="T138" style:family="text">
      <style:text-properties style:use-window-font-color="true" officeooo:rsid="01ecd187"/>
    </style:style>
    <style:style style:name="T139" style:family="text">
      <style:text-properties style:use-window-font-color="true" officeooo:rsid="01a9daf3"/>
    </style:style>
    <style:style style:name="T140" style:family="text">
      <style:text-properties style:use-window-font-color="true" officeooo:rsid="01b1654a"/>
    </style:style>
    <style:style style:name="T141" style:family="text">
      <style:text-properties style:use-window-font-color="true" officeooo:rsid="027e2898"/>
    </style:style>
    <style:style style:name="T142" style:family="text">
      <style:text-properties style:use-window-font-color="true" officeooo:rsid="0298d95d"/>
    </style:style>
    <style:style style:name="T143" style:family="text">
      <style:text-properties style:use-window-font-color="true" officeooo:rsid="021faade"/>
    </style:style>
    <style:style style:name="T144" style:family="text">
      <style:text-properties style:use-window-font-color="true" officeooo:rsid="021922e3"/>
    </style:style>
    <style:style style:name="T145" style:family="text">
      <style:text-properties style:use-window-font-color="true" officeooo:rsid="021d625c"/>
    </style:style>
    <style:style style:name="T146" style:family="text">
      <style:text-properties style:use-window-font-color="true" officeooo:rsid="0235c63c"/>
    </style:style>
    <style:style style:name="T147" style:family="text">
      <style:text-properties style:use-window-font-color="true" officeooo:rsid="02362a0f"/>
    </style:style>
    <style:style style:name="T148" style:family="text">
      <style:text-properties style:use-window-font-color="true" officeooo:rsid="019d9f3d"/>
    </style:style>
    <style:style style:name="T149" style:family="text">
      <style:text-properties style:use-window-font-color="true" officeooo:rsid="023b472f"/>
    </style:style>
    <style:style style:name="T150" style:family="text">
      <style:text-properties style:use-window-font-color="true" officeooo:rsid="027b4757"/>
    </style:style>
    <style:style style:name="T151" style:family="text">
      <style:text-properties style:use-window-font-color="true" officeooo:rsid="02abe217"/>
    </style:style>
    <style:style style:name="T152" style:family="text">
      <style:text-properties style:use-window-font-color="true" officeooo:rsid="01858986"/>
    </style:style>
    <style:style style:name="T153" style:family="text">
      <style:text-properties style:use-window-font-color="true" fo:language="en" fo:country="GB" officeooo:rsid="01858986"/>
    </style:style>
    <style:style style:name="T154" style:family="text">
      <style:text-properties style:use-window-font-color="true" fo:language="en" fo:country="GB" officeooo:rsid="019068c1"/>
    </style:style>
    <style:style style:name="T155" style:family="text">
      <style:text-properties style:use-window-font-color="true" fo:language="en" fo:country="GB" fo:font-weight="bold" officeooo:rsid="01858986" style:font-weight-asian="bold" style:font-weight-complex="bold"/>
    </style:style>
    <style:style style:name="T156" style:family="text">
      <style:text-properties style:use-window-font-color="true" fo:language="en" fo:country="GB" fo:font-weight="bold" officeooo:rsid="018cab21" style:font-weight-asian="bold" style:font-weight-complex="bold"/>
    </style:style>
    <style:style style:name="T157" style:family="text">
      <style:text-properties style:use-window-font-color="true" officeooo:rsid="0080b924"/>
    </style:style>
    <style:style style:name="T158" style:family="text">
      <style:text-properties style:use-window-font-color="true" officeooo:rsid="018f961b"/>
    </style:style>
    <style:style style:name="T159" style:family="text">
      <style:text-properties style:use-window-font-color="true" officeooo:rsid="019068c1"/>
    </style:style>
    <style:style style:name="T160" style:family="text">
      <style:text-properties style:use-window-font-color="true" officeooo:rsid="01951b26"/>
    </style:style>
    <style:style style:name="T161" style:family="text">
      <style:text-properties fo:color="#ff3333" officeooo:rsid="003c4a52"/>
    </style:style>
    <style:style style:name="T162" style:family="text">
      <style:text-properties fo:color="#ff3333" officeooo:rsid="004fe199"/>
    </style:style>
    <style:style style:name="T163" style:family="text">
      <style:text-properties officeooo:rsid="003c4a52"/>
    </style:style>
    <style:style style:name="T164" style:family="text">
      <style:text-properties officeooo:rsid="0052fc81"/>
    </style:style>
    <style:style style:name="T165" style:family="text">
      <style:text-properties officeooo:rsid="0052ccd1"/>
    </style:style>
    <style:style style:name="T166" style:family="text">
      <style:text-properties officeooo:rsid="004fe199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officeooo:rsid="01bae9ee" style:font-weight-asian="bold" style:font-weight-complex="bold"/>
    </style:style>
    <style:style style:name="T169" style:family="text">
      <style:text-properties fo:font-weight="bold" officeooo:rsid="01e1c175" style:font-weight-asian="bold" style:font-weight-complex="bold"/>
    </style:style>
    <style:style style:name="T170" style:family="text">
      <style:text-properties fo:font-weight="bold" officeooo:rsid="02884b54" style:font-weight-asian="bold" style:font-weight-complex="bold"/>
    </style:style>
    <style:style style:name="T171" style:family="text">
      <style:text-properties fo:font-weight="bold" officeooo:rsid="019d9f3d" style:font-weight-asian="bold" style:font-weight-complex="bold"/>
    </style:style>
    <style:style style:name="T172" style:family="text">
      <style:text-properties fo:font-weight="bold" officeooo:rsid="01aedf89" style:font-weight-asian="bold" style:font-weight-complex="bold"/>
    </style:style>
    <style:style style:name="T173" style:family="text">
      <style:text-properties fo:font-weight="bold" officeooo:rsid="01a9daf3" style:font-weight-asian="bold" style:font-weight-complex="bold"/>
    </style:style>
    <style:style style:name="T174" style:family="text">
      <style:text-properties fo:font-weight="bold" officeooo:rsid="002c68fc" style:font-weight-asian="bold" style:font-weight-complex="bold"/>
    </style:style>
    <style:style style:name="T175" style:family="text">
      <style:text-properties fo:font-weight="bold" officeooo:rsid="01d36b8d" style:font-weight-asian="bold" style:font-weight-complex="bold"/>
    </style:style>
    <style:style style:name="T176" style:family="text">
      <style:text-properties fo:font-weight="bold" officeooo:rsid="01ae50ff" style:font-weight-asian="bold" style:font-weight-complex="bold"/>
    </style:style>
    <style:style style:name="T177" style:family="text">
      <style:text-properties fo:font-weight="bold" officeooo:rsid="01ecd187" style:font-weight-asian="bold" style:font-weight-complex="bold"/>
    </style:style>
    <style:style style:name="T178" style:family="text">
      <style:text-properties fo:font-weight="bold" officeooo:rsid="01ef15af" style:font-weight-asian="bold" style:font-weight-complex="bold"/>
    </style:style>
    <style:style style:name="T179" style:family="text">
      <style:text-properties fo:font-weight="bold" officeooo:rsid="01edfbc4" style:font-weight-asian="bold" style:font-weight-complex="bold"/>
    </style:style>
    <style:style style:name="T180" style:family="text">
      <style:text-properties fo:font-weight="bold" officeooo:rsid="01ec3b45" style:font-weight-asian="bold" style:font-weight-complex="bold"/>
    </style:style>
    <style:style style:name="T181" style:family="text">
      <style:text-properties fo:font-weight="bold" officeooo:rsid="02a4a6d8" style:font-weight-asian="bold" style:font-weight-complex="bold"/>
    </style:style>
    <style:style style:name="T182" style:family="text">
      <style:text-properties fo:font-weight="bold" officeooo:rsid="0200b981" style:font-weight-asian="bold" style:font-weight-complex="bold"/>
    </style:style>
    <style:style style:name="T183" style:family="text">
      <style:text-properties fo:font-weight="bold" officeooo:rsid="0229efa2" style:font-weight-asian="bold" style:font-weight-complex="bold"/>
    </style:style>
    <style:style style:name="T184" style:family="text">
      <style:text-properties fo:font-weight="bold" officeooo:rsid="01aca09f" style:font-weight-asian="bold" style:font-weight-complex="bold"/>
    </style:style>
    <style:style style:name="T185" style:family="text">
      <style:text-properties fo:font-weight="bold" officeooo:rsid="029a5e2d" style:font-weight-asian="bold" style:font-weight-complex="bold"/>
    </style:style>
    <style:style style:name="T186" style:family="text">
      <style:text-properties fo:font-weight="bold" officeooo:rsid="01a2a6a7" style:font-weight-asian="bold" style:font-weight-complex="bold"/>
    </style:style>
    <style:style style:name="T187" style:family="text">
      <style:text-properties fo:font-weight="bold" officeooo:rsid="028eebf9" style:font-weight-asian="bold" style:font-weight-complex="bold"/>
    </style:style>
    <style:style style:name="T188" style:family="text">
      <style:text-properties fo:font-weight="bold" officeooo:rsid="01858986" style:font-weight-asian="bold" style:font-weight-complex="bold"/>
    </style:style>
    <style:style style:name="T189" style:family="text">
      <style:text-properties fo:font-weight="bold" officeooo:rsid="01869201" style:font-weight-asian="bold" style:font-weight-complex="bold"/>
    </style:style>
    <style:style style:name="T190" style:family="text">
      <style:text-properties fo:font-weight="bold" officeooo:rsid="0196983a" style:font-weight-asian="bold" style:font-weight-complex="bold"/>
    </style:style>
    <style:style style:name="T191" style:family="text">
      <style:text-properties fo:language="en" fo:country="US"/>
    </style:style>
    <style:style style:name="T192" style:family="text">
      <style:text-properties fo:language="en" fo:country="US" officeooo:rsid="01b3b654"/>
    </style:style>
    <style:style style:name="T193" style:family="text">
      <style:text-properties fo:language="en" fo:country="US" officeooo:rsid="017e13e5"/>
    </style:style>
    <style:style style:name="T194" style:family="text">
      <style:text-properties fo:language="en" fo:country="US" fo:font-weight="bold" style:font-weight-asian="bold" style:font-weight-complex="bold"/>
    </style:style>
    <style:style style:name="T195" style:family="text">
      <style:text-properties fo:language="en" fo:country="US" officeooo:rsid="0186984d"/>
    </style:style>
    <style:style style:name="T196" style:family="text">
      <style:text-properties officeooo:rsid="0029da6a"/>
    </style:style>
    <style:style style:name="T197" style:family="text">
      <style:text-properties officeooo:rsid="01c64a07"/>
    </style:style>
    <style:style style:name="T198" style:family="text">
      <style:text-properties officeooo:rsid="0137c3d3"/>
    </style:style>
    <style:style style:name="T199" style:family="text">
      <style:text-properties officeooo:rsid="01695758"/>
    </style:style>
    <style:style style:name="T200" style:family="text">
      <style:text-properties fo:language="en" fo:country="GB"/>
    </style:style>
    <style:style style:name="T201" style:family="text">
      <style:text-properties fo:language="en" fo:country="GB" officeooo:rsid="01cbab9d"/>
    </style:style>
    <style:style style:name="T202" style:family="text">
      <style:text-properties fo:language="en" fo:country="GB" fo:font-weight="bold" style:font-weight-asian="bold" style:font-weight-complex="bold"/>
    </style:style>
    <style:style style:name="T203" style:family="text">
      <style:text-properties fo:language="en" fo:country="GB" fo:font-weight="bold" officeooo:rsid="0273b587" style:font-weight-asian="bold" style:font-weight-complex="bold"/>
    </style:style>
    <style:style style:name="T204" style:family="text">
      <style:text-properties fo:language="en" fo:country="GB" fo:font-weight="bold" officeooo:rsid="0274babb" style:font-weight-asian="bold" style:font-weight-complex="bold"/>
    </style:style>
    <style:style style:name="T205" style:family="text">
      <style:text-properties fo:language="en" fo:country="GB" fo:font-weight="bold" officeooo:rsid="027d8b05" style:font-weight-asian="bold" style:font-weight-complex="bold"/>
    </style:style>
    <style:style style:name="T206" style:family="text">
      <style:text-properties fo:language="en" fo:country="GB" fo:font-weight="bold" officeooo:rsid="01b3b654" style:font-weight-asian="bold" style:font-weight-complex="bold"/>
    </style:style>
    <style:style style:name="T207" style:family="text">
      <style:text-properties fo:language="en" fo:country="GB" fo:font-weight="bold" officeooo:rsid="02adccd0" style:font-weight-asian="bold" style:font-weight-complex="bold"/>
    </style:style>
    <style:style style:name="T208" style:family="text">
      <style:text-properties fo:language="en" fo:country="GB" fo:font-weight="bold" officeooo:rsid="024b360e" style:font-weight-asian="bold" style:font-weight-complex="bold"/>
    </style:style>
    <style:style style:name="T209" style:family="text">
      <style:text-properties fo:language="en" fo:country="GB" fo:font-weight="bold" officeooo:rsid="01f9a967" style:font-weight-asian="bold" style:font-weight-complex="bold"/>
    </style:style>
    <style:style style:name="T210" style:family="text">
      <style:text-properties fo:language="en" fo:country="GB" fo:font-weight="bold" officeooo:rsid="01869201" style:font-weight-asian="bold" style:font-weight-complex="bold"/>
    </style:style>
    <style:style style:name="T211" style:family="text">
      <style:text-properties fo:language="en" fo:country="GB" fo:font-weight="bold" officeooo:rsid="018c5f4d" style:font-weight-asian="bold" style:font-weight-complex="bold"/>
    </style:style>
    <style:style style:name="T212" style:family="text">
      <style:text-properties fo:language="en" fo:country="GB" fo:font-weight="bold" officeooo:rsid="01f23e38" style:font-weight-asian="bold" style:font-weight-complex="bold"/>
    </style:style>
    <style:style style:name="T213" style:family="text">
      <style:text-properties fo:language="en" fo:country="GB" fo:font-weight="bold" officeooo:rsid="01ae50ff" style:font-weight-asian="bold" style:font-weight-complex="bold"/>
    </style:style>
    <style:style style:name="T214" style:family="text">
      <style:text-properties fo:language="en" fo:country="GB" fo:font-weight="bold" officeooo:rsid="028a3423" style:font-weight-asian="bold" style:font-weight-complex="bold"/>
    </style:style>
    <style:style style:name="T215" style:family="text">
      <style:text-properties fo:language="en" fo:country="GB" fo:font-weight="bold" officeooo:rsid="01f85f6a" fo:background-color="transparent" loext:char-shading-value="0" style:font-weight-asian="bold" style:font-weight-complex="bold"/>
    </style:style>
    <style:style style:name="T216" style:family="text">
      <style:text-properties fo:language="en" fo:country="GB" fo:font-weight="normal" style:font-weight-asian="normal" style:font-weight-complex="normal"/>
    </style:style>
    <style:style style:name="T217" style:family="text">
      <style:text-properties fo:language="en" fo:country="GB" fo:font-weight="normal" officeooo:rsid="027d8b05" style:font-weight-asian="normal" style:font-weight-complex="normal"/>
    </style:style>
    <style:style style:name="T218" style:family="text">
      <style:text-properties fo:language="en" fo:country="GB" fo:font-weight="normal" officeooo:rsid="01c64a07" style:font-weight-asian="normal" style:font-weight-complex="normal"/>
    </style:style>
    <style:style style:name="T219" style:family="text">
      <style:text-properties fo:language="en" fo:country="GB" fo:font-weight="normal" officeooo:rsid="01ca0626" style:font-weight-asian="normal" style:font-weight-complex="normal"/>
    </style:style>
    <style:style style:name="T220" style:family="text">
      <style:text-properties fo:language="en" fo:country="GB" fo:font-weight="normal" officeooo:rsid="02adccd0" style:font-weight-asian="normal" style:font-weight-complex="normal"/>
    </style:style>
    <style:style style:name="T221" style:family="text">
      <style:text-properties fo:language="en" fo:country="GB" fo:font-weight="normal" officeooo:rsid="022d77f3" style:font-weight-asian="normal" style:font-weight-complex="normal"/>
    </style:style>
    <style:style style:name="T222" style:family="text">
      <style:text-properties fo:language="en" fo:country="GB" fo:font-weight="normal" officeooo:rsid="01f9a967" style:font-weight-asian="normal" style:font-weight-complex="normal"/>
    </style:style>
    <style:style style:name="T223" style:family="text">
      <style:text-properties fo:language="en" fo:country="GB" fo:font-weight="normal" officeooo:rsid="022ac6f0" style:font-weight-asian="normal" style:font-weight-complex="normal"/>
    </style:style>
    <style:style style:name="T224" style:family="text">
      <style:text-properties fo:language="en" fo:country="GB" fo:font-weight="normal" officeooo:rsid="02a171b6" style:font-weight-asian="normal" style:font-weight-complex="normal"/>
    </style:style>
    <style:style style:name="T225" style:family="text">
      <style:text-properties fo:language="en" fo:country="GB" fo:font-weight="normal" officeooo:rsid="02266706" style:font-weight-asian="normal" style:font-weight-complex="normal"/>
    </style:style>
    <style:style style:name="T226" style:family="text">
      <style:text-properties fo:language="en" fo:country="GB" fo:font-weight="normal" officeooo:rsid="02a3753d" style:font-weight-asian="normal" style:font-weight-complex="normal"/>
    </style:style>
    <style:style style:name="T227" style:family="text">
      <style:text-properties fo:language="en" fo:country="GB" officeooo:rsid="01c64a07"/>
    </style:style>
    <style:style style:name="T228" style:family="text">
      <style:text-properties fo:language="en" fo:country="GB" officeooo:rsid="0293a852"/>
    </style:style>
    <style:style style:name="T229" style:family="text">
      <style:text-properties fo:language="en" fo:country="GB" officeooo:rsid="027d8b05"/>
    </style:style>
    <style:style style:name="T230" style:family="text">
      <style:text-properties fo:language="en" fo:country="GB" officeooo:rsid="0273b587"/>
    </style:style>
    <style:style style:name="T231" style:family="text">
      <style:text-properties fo:language="en" fo:country="GB" officeooo:rsid="026b809f"/>
    </style:style>
    <style:style style:name="T232" style:family="text">
      <style:text-properties fo:language="en" fo:country="GB" officeooo:rsid="019d9f3d"/>
    </style:style>
    <style:style style:name="T233" style:family="text">
      <style:text-properties fo:language="en" fo:country="GB" officeooo:rsid="01b3b654"/>
    </style:style>
    <style:style style:name="T234" style:family="text">
      <style:text-properties fo:language="en" fo:country="GB" officeooo:rsid="02771ea5"/>
    </style:style>
    <style:style style:name="T235" style:family="text">
      <style:text-properties fo:language="en" fo:country="GB" officeooo:rsid="0274babb"/>
    </style:style>
    <style:style style:name="T236" style:family="text">
      <style:text-properties fo:language="en" fo:country="GB" officeooo:rsid="01853063"/>
    </style:style>
    <style:style style:name="T237" style:family="text">
      <style:text-properties fo:language="en" fo:country="GB" officeooo:rsid="01ae50ff"/>
    </style:style>
    <style:style style:name="T238" style:family="text">
      <style:text-properties fo:language="en" fo:country="GB" officeooo:rsid="0223d127"/>
    </style:style>
    <style:style style:name="T239" style:family="text">
      <style:text-properties fo:language="en" fo:country="GB" officeooo:rsid="018c5f4d"/>
    </style:style>
    <style:style style:name="T240" style:family="text">
      <style:text-properties fo:language="en" fo:country="GB" officeooo:rsid="018ea4e4"/>
    </style:style>
    <style:style style:name="T241" style:family="text">
      <style:text-properties fo:language="en" fo:country="GB" officeooo:rsid="0283ff6b"/>
    </style:style>
    <style:style style:name="T242" style:family="text">
      <style:text-properties fo:language="en" fo:country="GB" fo:background-color="transparent" loext:char-shading-value="0"/>
    </style:style>
    <style:style style:name="T243" style:family="text">
      <style:text-properties fo:language="en" fo:country="GB" officeooo:rsid="01cbab9d" fo:background-color="transparent" loext:char-shading-value="0"/>
    </style:style>
    <style:style style:name="T244" style:family="text">
      <style:text-properties fo:language="en" fo:country="GB" officeooo:rsid="028a3423" fo:background-color="transparent" loext:char-shading-value="0"/>
    </style:style>
    <style:style style:name="T245" style:family="text">
      <style:text-properties fo:language="en" fo:country="GB" officeooo:rsid="01f85f6a" fo:background-color="transparent" loext:char-shading-value="0"/>
    </style:style>
    <style:style style:name="T246" style:family="text">
      <style:text-properties fo:language="en" fo:country="GB" officeooo:rsid="018ea4e4" fo:background-color="transparent" loext:char-shading-value="0"/>
    </style:style>
    <style:style style:name="T247" style:family="text">
      <style:text-properties officeooo:rsid="01ae50ff"/>
    </style:style>
    <style:style style:name="T248" style:family="text">
      <style:text-properties officeooo:rsid="019d9f3d"/>
    </style:style>
    <style:style style:name="T249" style:family="text">
      <style:text-properties officeooo:rsid="01a9daf3"/>
    </style:style>
    <style:style style:name="T250" style:family="text">
      <style:text-properties officeooo:rsid="002c68fc"/>
    </style:style>
    <style:style style:name="T251" style:family="text">
      <style:text-properties officeooo:rsid="01d36b8d"/>
    </style:style>
    <style:style style:name="T252" style:family="text">
      <style:text-properties officeooo:rsid="01aca09f"/>
    </style:style>
    <style:style style:name="T253" style:family="text">
      <style:text-properties officeooo:rsid="02aa0c01"/>
    </style:style>
    <style:style style:name="T254" style:family="text">
      <style:text-properties officeooo:rsid="01d71c07"/>
    </style:style>
    <style:style style:name="T255" style:family="text">
      <style:text-properties officeooo:rsid="01ecd187"/>
    </style:style>
    <style:style style:name="T256" style:family="text">
      <style:text-properties officeooo:rsid="0200b981"/>
    </style:style>
    <style:style style:name="T257" style:family="text">
      <style:text-properties officeooo:rsid="029a5e2d"/>
    </style:style>
    <style:style style:name="T258" style:family="text">
      <style:text-properties officeooo:rsid="01a6d6b0"/>
    </style:style>
    <style:style style:name="T259" style:family="text">
      <style:text-properties officeooo:rsid="003ab351"/>
    </style:style>
    <style:style style:name="T260" style:family="text">
      <style:text-properties officeooo:rsid="027b4757"/>
    </style:style>
    <style:style style:name="T261" style:family="text">
      <style:text-properties officeooo:rsid="01a0b465"/>
    </style:style>
    <style:style style:name="T262" style:family="text">
      <style:text-properties officeooo:rsid="01a2a6a7"/>
    </style:style>
    <style:style style:name="T263" style:family="text">
      <style:text-properties officeooo:rsid="01a8b822"/>
    </style:style>
    <style:style style:name="T264" style:family="text">
      <style:text-properties officeooo:rsid="01b5f3bb"/>
    </style:style>
    <style:style style:name="T265" style:family="text">
      <style:text-properties officeooo:rsid="003b04c8"/>
    </style:style>
    <style:style style:name="T266" style:family="text">
      <style:text-properties officeooo:rsid="01bf972e"/>
    </style:style>
    <style:style style:name="T267" style:family="text">
      <style:text-properties officeooo:rsid="02b5a469"/>
    </style:style>
    <style:style style:name="T268" style:family="text">
      <style:text-properties officeooo:rsid="018ea4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8183376" text:id="ct48183376">
          <text:deletion>
            <office:change-info>
              <dc:creator>Luc Saffre</dc:creator>
              <dc:date>2017-02-14T12:34:00</dc:date>
            </office:change-info>
            <text:p text:style-name="P1"><text:span text:style-name="T1"><text:s/></text:span><text:span text:style-name="T2">(ZZZ seems not very much)</text:span></text:p>
          </text:deletion>
        </text:changed-region>
        <text:changed-region xml:id="ct48004176" text:id="ct48004176">
          <text:deletion>
            <office:change-info>
              <dc:creator>Luc Saffre</dc:creator>
              <dc:date>2017-02-09T05:26:00</dc:date>
            </office:change-info>
            <text:h text:style-name="P2" text:outline-level="2"><text:span text:style-name="T3">The Provider cannot be made responsible for security problems</text:span> caused by <text:span text:style-name="T4">the Client's inadvertence, including but not limited to malware on their system and granting inappropriate user permissions, giving SSH</text:span> access to the server to end-user<text:span text:style-name="T5">s</text:span> or <text:span text:style-name="T5">unauthorized third parties.</text:span></text:h>
            <text:p text:style-name="P3"><text:span text:style-name="T3">This SLA does not apply in circumstances that could be reasonably said to be beyond the Supplier’s control (</text:span><text:span text:style-name="T6">force majeure</text:span><text:span text:style-name="T4">) including but not limited to natural or man-made disasters, </text:span>regionwide internet disruptions or power loss.</text:p>
            <text:p text:style-name="P4">No compensation if it is clearly a case of an outside attack (DDOS or similar). DDOS protection can be bought from third party providers for additional cost covered by the client.</text:p>
          </text:deletion>
        </text:changed-region>
        <text:changed-region xml:id="ct48197904" text:id="ct48197904">
          <text:deletion>
            <office:change-info>
              <dc:creator>Luc Saffre</dc:creator>
              <dc:date>2017-02-09T06:06:00</dc:date>
            </office:change-info>
            <text:p text:style-name="P5"/>
            <text:p text:style-name="P5"/>
          </text:deletion>
        </text:changed-region>
        <text:changed-region xml:id="ct48193136" text:id="ct48193136">
          <text:deletion>
            <office:change-info>
              <dc:creator>Luc Saffre</dc:creator>
              <dc:date>2017-02-09T05:55:00</dc:date>
            </office:change-info>
            <text:p text:style-name="P5">The downtime caused by a scheduled maintenance operation is not counted into the yearly limit.</text:p>
          </text:deletion>
        </text:changed-region>
        <text:changed-region xml:id="ct48189296" text:id="ct48189296">
          <text:deletion>
            <office:change-info>
              <dc:creator>Luc Saffre</dc:creator>
              <dc:date>2017-02-09T05:59:00</dc:date>
            </office:change-info>
            <text:p text:style-name="P5">pgrades the system regularly at times agreed with the Client in a way such as to cause minimal disruption to operations. </text:p>
          </text:deletion>
        </text:changed-region>
        <text:changed-region xml:id="ct48198464" text:id="ct48198464">
          <text:deletion>
            <office:change-info>
              <dc:creator>Luc Saffre</dc:creator>
              <dc:date>2017-02-09T05:27:00</dc:date>
            </office:change-info>
            <text:p text:style-name="P5">U</text:p>
          </text:deletion>
        </text:changed-region>
        <text:changed-region xml:id="ct48132800" text:id="ct48132800">
          <text:deletion>
            <office:change-info>
              <dc:creator>Luc Saffre</dc:creator>
              <dc:date>2017-02-09T05:59:00</dc:date>
            </office:change-info>
            <text:p text:style-name="P5">The Provider </text:p>
          </text:deletion>
        </text:changed-region>
        <text:changed-region xml:id="ct48003632" text:id="ct48003632">
          <text:deletion>
            <office:change-info>
              <dc:creator>Luc Saffre</dc:creator>
              <dc:date>2017-02-14T12:39:00</dc:date>
            </office:change-info>
            <text:p text:style-name="P5"/>
            <text:p text:style-name="P5"/>
          </text:deletion>
        </text:changed-region>
        <text:changed-region xml:id="ct48140608" text:id="ct48140608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8184304" text:id="ct48184304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8173920" text:id="ct48173920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5570896" text:id="ct45570896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5569184" text:id="ct45569184">
          <text:insertion>
            <office:change-info>
              <dc:creator>Luc Saffre</dc:creator>
              <dc:date>2017-02-15T17:37:00</dc:date>
            </office:change-info>
          </text:insertion>
        </text:changed-region>
        <text:changed-region xml:id="ct48220992" text:id="ct48220992">
          <text:deletion>
            <office:change-info>
              <dc:creator>Luc Saffre</dc:creator>
              <dc:date>2017-02-16T11:50:00</dc:date>
            </office:change-info>
            <text:h text:style-name="P6" text:outline-level="2">Extra services</text:h>
            <text:p text:style-name="P7">The Provider can provide the following services for an extra fee negotiated separately<text:span text:style-name="T7">:</text:span></text:p>
            <text:p text:style-name="P8"><text:span text:style-name="T8">24/</text:span><text:span text:style-name="T9">7</text:span><text:span text:style-name="T8"> </text:span><text:span text:style-name="T9">Critical Issues S</text:span><text:span text:style-name="T8">upport </text:span><text:span text:style-name="T9">that monitors the server and takes care of critical issues (</text:span><text:span text:style-name="T8">connection problems </text:span><text:span text:style-name="T9">on Provider side, severe s</text:span><text:span text:style-name="T8">erver </text:span><text:span text:style-name="T9">problems, and similar). All non-critical issues will be dealt with during </text:span></text:p>
          </text:deletion>
        </text:changed-region>
        <text:changed-region xml:id="ct48238192" text:id="ct48238192">
          <text:deletion>
            <office:change-info>
              <dc:creator>Luc Saffre</dc:creator>
              <dc:date>2017-02-15T17:09:00</dc:date>
            </office:change-info>
            <text:p text:style-name="P9">normal </text:p>
          </text:deletion>
        </text:changed-region>
        <text:changed-region xml:id="ct48210832" text:id="ct48210832">
          <text:deletion>
            <office:change-info>
              <dc:creator>Luc Saffre</dc:creator>
              <dc:date>2017-02-16T11:50:00</dc:date>
            </office:change-info>
            <text:p text:style-name="P9">business hours</text:p>
          </text:deletion>
        </text:changed-region>
        <text:changed-region xml:id="ct48237600" text:id="ct48237600">
          <text:deletion>
            <office:change-info>
              <dc:creator>Luc Saffre</dc:creator>
              <dc:date>2017-02-15T17:08:00</dc:date>
            </office:change-info>
            <text:p text:style-name="P9">:00)</text:p>
          </text:deletion>
        </text:changed-region>
        <text:changed-region xml:id="ct48239888" text:id="ct48239888">
          <text:deletion>
            <office:change-info>
              <dc:creator>Luc Saffre</dc:creator>
              <dc:date>2017-02-15T17:07:00</dc:date>
            </office:change-info>
            <text:p text:style-name="P9">8</text:p>
          </text:deletion>
        </text:changed-region>
        <text:changed-region xml:id="ct48219776" text:id="ct48219776">
          <text:deletion>
            <office:change-info>
              <dc:creator>Luc Saffre</dc:creator>
              <dc:date>2017-02-15T17:08:00</dc:date>
            </office:change-info>
            <text:p text:style-name="P9"><text:s/>(Mon-Fri 9:00-1</text:p>
          </text:deletion>
        </text:changed-region>
        <text:changed-region xml:id="ct48236112" text:id="ct48236112">
          <text:deletion>
            <office:change-info>
              <dc:creator>Luc Saffre</dc:creator>
              <dc:date>2017-02-16T11:50:00</dc:date>
            </office:change-info>
            <text:p text:style-name="P8"><text:span text:style-name="T9">. Response times for emergency support (investigating the problem, coming up with a fix) are </text:span><text:span text:style-name="T10">2 hours during business hours and 4 hours outside business hours</text:span><text:span text:style-name="T11">. </text:span></text:p>
            <text:list xml:id="list2132963720328678192" text:style-name="L1">
              <text:list-item>
                <text:p text:style-name="P10"><text:span text:style-name="T12">Offsite b</text:span>ackup plans<text:span text:style-name="T13"> with third party providers.</text:span></text:p>
              </text:list-item>
            </text:list>
            <text:p text:style-name="P11"><text:span text:style-name="T14">Assistance</text:span> with buying protection <text:span text:style-name="T14">against DDOS</text:span> and similar attacks from third party providers. </text:p>
            <text:p text:style-name="P12"/>
          </text:deletion>
        </text:changed-region>
        <text:changed-region xml:id="ct45570176" text:id="ct45570176">
          <text:deletion>
            <office:change-info>
              <dc:creator>Tanel Saimre</dc:creator>
              <dc:date>2017-01-25T17:37:00</dc:date>
            </office:change-info>
            <text:p text:style-name="P13"><text:span text:style-name="T15">(can go away:)</text:span><text:span text:style-name="T16"> </text:span></text:p>
          </text:deletion>
        </text:changed-region>
        <text:changed-region xml:id="ct48215904" text:id="ct48215904">
          <text:insertion>
            <office:change-info>
              <dc:creator>Luc Saffre</dc:creator>
              <dc:date>2017-02-16T12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58" text:outline-level="1">Lino <text:span text:style-name="T196">Hosting Agreement</text:span></text:h>
      <text:p text:style-name="P18"><text:span text:style-name="T248">(</text:span><text:span text:style-name="T248"><text:sequence text:ref-name="refStep0" text:name="Step" style:num-format="1">1</text:sequence></text:span><text:span text:style-name="T248">) This is a Service Level Agreement between </text:span><text:span text:style-name="T171">Rumma &amp; Ko</text:span><text:span text:style-name="T248"> as Provider and </text:span><text:span text:style-name="T171">[</text:span><text:span text:style-name="T189">you</text:span><text:span text:style-name="T171">]</text:span><text:span text:style-name="T248"> as </text:span><text:span text:style-name="T29">Client</text:span><text:span text:style-name="T248">.</text:span></text:p>
      <text:p text:style-name="P51"><text:span text:style-name="T79">(</text:span><text:span text:style-name="T79"><text:sequence text:ref-name="refStep1" text:name="Step" text:formula="ooow:Step+1" style:num-format="1">2</text:sequence></text:span><text:span text:style-name="T79">) </text:span><text:span text:style-name="T228">Summary: </text:span><text:span text:style-name="T227">The </text:span><text:span text:style-name="T236">Provider </text:span><text:span text:style-name="T216">installs</text:span><text:span text:style-name="T200"> </text:span><text:span text:style-name="T229">a </text:span><text:span text:style-name="T203">software </text:span><text:span text:style-name="T202">application </text:span><text:span text:style-name="T230">named </text:span><text:span text:style-name="T203">[</text:span><text:span text:style-name="T210">Lino</text:span><text:span text:style-name="T203">]</text:span><text:span text:style-name="T230"> </text:span><text:span text:style-name="T231">(„A</text:span><text:span text:style-name="T232">pplication“</text:span><text:span text:style-name="T233">) on a </text:span><text:span text:style-name="T72">server machine</text:span><text:span text:style-name="T192"> (“Server”) </text:span><text:span text:style-name="T234">and </text:span><text:span text:style-name="T235">ensures </text:span><text:span text:style-name="T211">development</text:span><text:span text:style-name="T239">, </text:span><text:span text:style-name="T204">maintenance </text:span><text:span text:style-name="T217">and</text:span><text:span text:style-name="T205"> </text:span><text:span text:style-name="T206">support </text:span><text:span text:style-name="T217">for </text:span><text:span text:style-name="T234">this </text:span><text:span text:style-name="T230">Application</text:span><text:span text:style-name="T218"> </text:span><text:span text:style-name="T217">as detailed below.</text:span></text:p>
      <text:h text:style-name="P62" text:outline-level="2">Support</text:h>
      <text:p text:style-name="P19"><text:span text:style-name="T197">(</text:span><text:span text:style-name="T197"><text:sequence text:ref-name="refStep2" text:name="Step" text:formula="ooow:Step+1" style:num-format="1">3</text:sequence></text:span><text:span text:style-name="T197">) </text:span><text:span text:style-name="T96">Support </text:span><text:span text:style-name="T119">is limited </text:span><text:span text:style-name="T96">to questions and problems </text:span><text:span text:style-name="T136">about </text:span><text:span text:style-name="T96">the Application. </text:span><text:span text:style-name="T134">Support </text:span><text:span text:style-name="T100">covers all aspects of the Appli­ca­tion, including </text:span><text:span text:style-name="T96">every-day usage, con­figur</text:span><text:span text:style-name="T137">ation</text:span><text:span text:style-name="T96">, diagnosing problems, planning </text:span><text:span text:style-name="T137">and deploying optimizations and </text:span><text:span text:style-name="T96">new features</text:span><text:span text:style-name="T134">.</text:span></text:p>
      <text:p text:style-name="P31"><text:span text:style-name="T249">(</text:span><text:span text:style-name="T249"><text:sequence text:ref-name="refStep3" text:name="Step" text:formula="ooow:Step+1" style:num-format="1">4</text:sequence></text:span><text:span text:style-name="T249">) The Client </text:span><text:span text:style-name="T173">r</text:span><text:span text:style-name="T167">eport</text:span><text:span text:style-name="T174">s</text:span><text:span text:style-name="T167"> </text:span><text:span text:style-name="T174">problems </text:span><text:span text:style-name="T250">concerning the Applica­tion as soon as possible.</text:span></text:p>
      <text:p text:style-name="P22"><text:span text:style-name="T197">(</text:span><text:span text:style-name="T197"><text:sequence text:ref-name="refStep4" text:name="Step" text:formula="ooow:Step+1" style:num-format="1">5</text:sequence></text:span><text:span text:style-name="T197">) The Provider answers to questions and problems re­por­ted by the Client within a reasonable time frame</text:span><text:span text:style-name="T110">.</text:span></text:p>
      <text:p text:style-name="P47"><text:span text:style-name="T133">(</text:span><text:span text:style-name="T133"><text:sequence text:ref-name="refStep5" text:name="Step" text:formula="ooow:Step+1" style:num-format="1">6</text:sequence></text:span><text:span text:style-name="T133">) The Client centralizes communication with the Provider through </text:span><text:span text:style-name="T135">a single</text:span><text:span text:style-name="T133"> </text:span><text:span text:style-name="T118">contact person</text:span>.</text:p>
      <text:p text:style-name="P30"><text:span text:style-name="T249">(</text:span><text:span text:style-name="T249"><text:sequence text:ref-name="refStep6" text:name="Step" text:formula="ooow:Step+1" style:num-format="1">7</text:sequence></text:span><text:span text:style-name="T249">) The Client a</text:span>nswer<text:span text:style-name="T250">s</text:span> to <text:span text:style-name="T167">callback question</text:span><text:span text:style-name="T172">s</text:span><text:span text:style-name="T167"> </text:span><text:span text:style-name="T250">from the Provider and p</text:span>rovide<text:span text:style-name="T250">s</text:span> any information needed to solve <text:span text:style-name="T250">the </text:span>problem <text:span text:style-name="T250">to the best of their ability.</text:span></text:p>
      <text:p text:style-name="P47"><text:span text:style-name="T133">(</text:span><text:span text:style-name="T133"><text:sequence text:ref-name="refStep7" text:name="Step" text:formula="ooow:Step+1" style:num-format="1">8</text:sequence></text:span><text:span text:style-name="T133">) The Client is responsible for </text:span><text:span text:style-name="T118">training</text:span><text:span text:style-name="T133"> other users </text:span><text:span text:style-name="T160">than the contact person </text:span><text:span text:style-name="T133">and writing </text:span><text:span text:style-name="T120">end-user </text:span><text:span text:style-name="T118">documentation</text:span><text:span text:style-name="T133">.</text:span></text:p>
      <text:p text:style-name="P47"><text:span text:style-name="T97">(</text:span><text:span text:style-name="T97"><text:sequence text:ref-name="refStep8" text:name="Step" text:formula="ooow:Step+1" style:num-format="1">9</text:sequence></text:span><text:span text:style-name="T97">) The Client uses the </text:span><text:span text:style-name="T138">A</text:span><text:span text:style-name="T139">pplication </text:span><text:span text:style-name="T97">in </text:span><text:span text:style-name="T121">good will</text:span><text:span text:style-name="T114"> </text:span><text:span text:style-name="T95">as agreed with </text:span><text:span text:style-name="T140">the </text:span><text:span text:style-name="T95">Provider.</text:span></text:p>
      <text:h text:style-name="P65" text:outline-level="2"><text:span text:style-name="T239">Development and </text:span>Maintenance</text:h>
      <text:p text:style-name="P20">(<text:sequence text:ref-name="refStep9" text:name="Step" text:formula="ooow:Step+1" style:num-format="1">10</text:sequence>) The Provider <text:span text:style-name="T175">maintains</text:span><text:span text:style-name="T251"> and adds </text:span><text:span text:style-name="T175">new functio</text:span><text:span text:style-name="T190">­</text:span><text:span text:style-name="T175">nali</text:span><text:span text:style-name="T190">­</text:span><text:span text:style-name="T175">ties</text:span><text:span text:style-name="T251"> to the source </text:span>code <text:span text:style-name="T252">of the Application as needed and requested by the Client.</text:span></text:p>
      <text:p text:style-name="P20">(<text:sequence text:ref-name="refStep10" text:name="Step" text:formula="ooow:Step+1" style:num-format="1">11</text:sequence>) The Provider <text:span text:style-name="T176">install</text:span><text:span text:style-name="T167">s</text:span><text:span text:style-name="T247"> </text:span>new versions of the Applica<text:span text:style-name="T253">­</text:span>tion onto the <text:span text:style-name="T254">s</text:span>erver provided by the Client <text:span text:style-name="T251">and cares about </text:span><text:span text:style-name="T175">mi­grating</text:span><text:span text:style-name="T251"> the Client's database.</text:span></text:p>
      <text:p text:style-name="P20">(<text:sequence text:ref-name="refStep11" text:name="Step" text:formula="ooow:Step+1" style:num-format="1">12</text:sequence>) The Provider <text:span text:style-name="T255">maintains and runs </text:span><text:span text:style-name="T177">automated tests</text:span><text:span text:style-name="T255"> in order to constantly increase stability and decrease the need for manual testing by humans.</text:span></text:p>
      <text:p text:style-name="P44"><text:span text:style-name="T24">(</text:span><text:span text:style-name="T24"><text:sequence text:ref-name="refStep12" text:name="Step" text:formula="ooow:Step+1" style:num-format="1">13</text:sequence></text:span><text:span text:style-name="T24">) </text:span><text:span text:style-name="T33">The </text:span><text:span text:style-name="T34">Provider </text:span><text:span text:style-name="T35">performs </text:span><text:span text:style-name="T178">basic </text:span><text:span text:style-name="T179">manual </text:span><text:span text:style-name="T180">test</text:span><text:span text:style-name="T179">s </text:span><text:span text:style-name="T35">on</text:span><text:span text:style-name="T36"> new ver­sions of the Application </text:span><text:span text:style-name="T37">in order to avoid </text:span><text:span text:style-name="T38">prob</text:span><text:span text:style-name="T39">­</text:span><text:span text:style-name="T38">lems </text:span><text:span text:style-name="T39">like </text:span><text:span text:style-name="T40">data loss, </text:span><text:span text:style-name="T38">data leaking </text:span><text:span text:style-name="T39">or </text:span><text:span text:style-name="T41">server failure</text:span><text:span text:style-name="T42">s</text:span><text:span text:style-name="T37">.</text:span></text:p>
      <text:p text:style-name="P44"><text:span text:style-name="T24">(</text:span><text:span text:style-name="T24"><text:sequence text:ref-name="refStep13" text:name="Step" text:formula="ooow:Step+1" style:num-format="1">14</text:sequence></text:span><text:span text:style-name="T24">) </text:span><text:span text:style-name="T33">The </text:span><text:span text:style-name="T36">Client </text:span><text:span text:style-name="T35">performs </text:span><text:span text:style-name="T181">thorough </text:span><text:span text:style-name="T179">manual </text:span><text:span text:style-name="T180">test</text:span><text:span text:style-name="T179">s </text:span><text:span text:style-name="T35">on</text:span><text:span text:style-name="T36"> new versions of the Application.</text:span></text:p>
      <text:h text:style-name="P66" text:outline-level="2">Intellectual property</text:h>
      <text:p text:style-name="P52"><text:span text:style-name="T219">(</text:span><text:span text:style-name="T219"><text:sequence text:ref-name="refStep14" text:name="Step" text:formula="ooow:Step+1" style:num-format="1">15</text:sequence></text:span><text:span text:style-name="T219">) </text:span><text:span text:style-name="T220">All code written for this project is published as </text:span><text:span text:style-name="T207">Free Software </text:span><text:span text:style-name="T220">under AGPL or BSD licenses.</text:span></text:p>
      <text:p text:style-name="P52"><text:span text:style-name="T219">(</text:span><text:span text:style-name="T219"><text:sequence text:ref-name="refStep15" text:name="Step" text:formula="ooow:Step+1" style:num-format="1">16</text:sequence></text:span><text:span text:style-name="T219">) The Provider </text:span><text:span text:style-name="T208">reuses </text:span><text:span text:style-name="T209">knowledge </text:span><text:span text:style-name="T221">from </text:span><text:span text:style-name="T222">other </text:span><text:span text:style-name="T223">Free Software </text:span><text:span text:style-name="T222">projects </text:span><text:span text:style-name="T224">for</text:span><text:span text:style-name="T222"> this project when applicable. </text:span><text:span text:style-name="T225">If the integration needs work </text:span><text:span text:style-name="T226">on these other projects</text:span><text:span text:style-name="T225">, then the Client must pay for this time.</text:span></text:p>
      <text:p text:style-name="P20">(<text:sequence text:ref-name="refStep16" text:name="Step" text:formula="ooow:Step+1" style:num-format="1">17</text:sequence>) The Provider <text:span text:style-name="T256">takes care of </text:span><text:span text:style-name="T182">shar</text:span><text:span text:style-name="T183">ing</text:span><text:span text:style-name="T256"> the knowledge ob­tained from this project with other developers. This in­cludes </text:span><text:span text:style-name="T184">publish</text:span><text:span text:style-name="T183">ing</text:span><text:span text:style-name="T252"> the source </text:span>code <text:span text:style-name="T252">of the Application as </text:span><text:span text:style-name="T43">Free Software </text:span><text:span text:style-name="T252">on a public code repository, writing under­standable code and technical documentation. The Client agrees to pay for the minimal required effort involved in the sharing pro­cess.</text:span></text:p>
      <text:h text:style-name="P61" text:outline-level="2">Hosting</text:h>
      <text:p text:style-name="P50"><text:span text:style-name="T159">a) I</text:span><text:span text:style-name="T152">n case of </text:span><text:span text:style-name="T125">public cloud </text:span><text:span text:style-name="T126">hosting</text:span><text:span text:style-name="T152">:</text:span></text:p>
      <text:p text:style-name="P54"><text:span text:style-name="T79">(</text:span><text:span text:style-name="T79"><text:sequence text:ref-name="refStep17" text:name="Step" text:formula="ooow:Step+1" style:num-format="1">18</text:sequence></text:span><text:span text:style-name="T79">) The Provider </text:span><text:span text:style-name="T85">decides which </text:span><text:span text:style-name="T93">third-party cloud </text:span><text:span text:style-name="T85">provider to use </text:span><text:span text:style-name="T93">and </text:span><text:span text:style-name="T79">carries out the i</text:span><text:span text:style-name="T70">nitial system </text:span><text:span text:style-name="T93">setup.</text:span></text:p>
      <text:p text:style-name="P53"><text:span text:style-name="T79">(</text:span><text:span text:style-name="T79"><text:sequence text:ref-name="refStep18" text:name="Step" text:formula="ooow:Step+1" style:num-format="1">19</text:sequence></text:span><text:span text:style-name="T79">) </text:span><text:span text:style-name="T86">The Provider </text:span><text:span text:style-name="T87">t</text:span><text:span text:style-name="T71">akes all </text:span><text:span text:style-name="T88">reasonable </text:span><text:span text:style-name="T71">security measures necessary for protecting the </text:span><text:span text:style-name="T89">Server </text:span><text:span text:style-name="T88">against unauthorized access.</text:span></text:p>
      <text:p text:style-name="P41">(<text:sequence text:ref-name="refStep19" text:name="Step" text:formula="ooow:Step+1" style:num-format="1">20</text:sequence>) The Provider makes nightly <text:span text:style-name="T167">backups</text:span> of data and can restore the server to last night's <text:span text:style-name="T198">state upon the Client's request.</text:span></text:p>
      <text:p text:style-name="P41"><text:span text:style-name="T96">(</text:span><text:span text:style-name="T96"><text:sequence text:ref-name="refStep20" text:name="Step" text:formula="ooow:Step+1" style:num-format="1">21</text:sequence></text:span><text:span text:style-name="T96">) </text:span><text:span text:style-name="T97">The Client </text:span><text:span text:style-name="T109">u</text:span><text:span text:style-name="T95">se</text:span><text:span text:style-name="T110">s</text:span><text:span text:style-name="T95"> the system </text:span><text:span text:style-name="T110">only </text:span><text:span text:style-name="T95">as intended </text:span><text:span text:style-name="T110">for the purpose of running the </text:span><text:span text:style-name="T129">A</text:span><text:span text:style-name="T110">pplication. The client refrains from using the server for other purposes</text:span><text:span text:style-name="T111"> or</text:span><text:span text:style-name="T110"> overloading the server either on purpose o</text:span><text:span text:style-name="T111">r</text:span><text:span text:style-name="T110"> by accident.</text:span></text:p>
      <text:p text:style-name="P55"><text:span text:style-name="T154">b) </text:span><text:span text:style-name="T153">in case of </text:span><text:span text:style-name="T155">in-house or </text:span><text:span text:style-name="T156">third-party </text:span><text:span text:style-name="T155">hosting</text:span><text:span text:style-name="T153">:</text:span></text:p>
      <text:p text:style-name="P49"><text:span text:style-name="T133">(</text:span><text:span text:style-name="T133"><text:sequence text:ref-name="refStep21" text:name="Step" text:formula="ooow:Step+1" style:num-format="1">22</text:sequence></text:span><text:span text:style-name="T133">) The Client </text:span><text:span text:style-name="T141">set</text:span><text:span text:style-name="T142">s</text:span><text:span text:style-name="T141"> </text:span><text:span text:style-name="T143">up </text:span><text:span text:style-name="T152">the </text:span><text:span text:style-name="T122">server</text:span><text:span text:style-name="T144"> on which the Application </text:span><text:span text:style-name="T143">is to </text:span><text:span text:style-name="T144">run. </text:span><text:span text:style-name="T152">T</text:span><text:span text:style-name="T145">he </text:span><text:span text:style-name="T141">S</text:span><text:span text:style-name="T144">erver </text:span><text:span text:style-name="T145">must </text:span><text:span text:style-name="T144">run a stable Debian operating system </text:span><text:span text:style-name="T158">and </text:span><text:span text:style-name="T145">must </text:span><text:span text:style-name="T144">be accessible by the Provider through a secured connection (ssh) </text:span><text:span text:style-name="T146">with </text:span><text:span text:style-name="T147">all per­missions required for the Provider's work.</text:span></text:p>
      <text:p text:style-name="P49"><text:span text:style-name="T101">(</text:span><text:span text:style-name="T101"><text:sequence text:ref-name="refStep22" text:name="Step" text:formula="ooow:Step+1" style:num-format="1">23</text:sequence></text:span><text:span text:style-name="T101">) </text:span><text:span text:style-name="T102">The Client is responsible for the </text:span><text:span text:style-name="T123">system </text:span><text:span text:style-name="T124">administra­tion </text:span><text:span text:style-name="T103">of this server, including </text:span><text:span text:style-name="T102">avail</text:span><text:span text:style-name="T104">a</text:span><text:span text:style-name="T102">bility, reliability, perform­ance and security. </text:span><text:span text:style-name="T105">The Client may </text:span><text:span text:style-name="T106">delegate </text:span><text:span text:style-name="T107">this responsib­ility </text:span><text:span text:style-name="T105">to a third-party hosting </text:span><text:span text:style-name="T108">provider</text:span><text:span text:style-name="T105">.</text:span></text:p>
      <text:p text:style-name="P49">(<text:sequence text:ref-name="refStep23" text:name="Step" text:formula="ooow:Step+1" style:num-format="1">24</text:sequence>) <text:span text:style-name="T257">The Client or their </text:span><text:span text:style-name="T105">third-party </text:span><text:span text:style-name="T257">hosting provider </text:span><text:span text:style-name="T185">assist </text:span><text:span text:style-name="T167">the </text:span><text:span text:style-name="T188">Provider</text:span><text:span text:style-name="T167"> </text:span>for<text:span text:style-name="T148"> </text:span><text:span text:style-name="T142">questions </text:span><text:span text:style-name="T148">related to the integration of the </text:span><text:span text:style-name="T149">A</text:span><text:span text:style-name="T148">pplication </text:span><text:span text:style-name="T149">in</text:span><text:span text:style-name="T148">to the </text:span><text:span text:style-name="T149">server system</text:span><text:span text:style-name="T148">, includ­ing but not limited to configuration of mail transfer agent, database and web server.</text:span></text:p>
      <text:h text:style-name="P63" text:outline-level="2">The Data</text:h>
      <text:p text:style-name="P38"><text:span text:style-name="T96">(</text:span><text:span text:style-name="T96"><text:sequence text:ref-name="refStep24" text:name="Step" text:formula="ooow:Step+1" style:num-format="1">25</text:sequence></text:span><text:span text:style-name="T96">) </text:span><text:span text:style-name="T63">The Client remains owner of the data </text:span><text:span text:style-name="T127">stored </text:span><text:span text:style-name="T150">in </text:span><text:span text:style-name="T127">the </text:span><text:span text:style-name="T150">databases</text:span><text:span text:style-name="T63">. </text:span><text:span text:style-name="T113">The </text:span><text:span text:style-name="T152">Provider</text:span><text:span text:style-name="T113"> has no permission whatso</text:span><text:span text:style-name="T151">­</text:span><text:span text:style-name="T113">ever of using it.</text:span></text:p>
      <text:p text:style-name="P47"><text:span text:style-name="T258">(</text:span><text:span text:style-name="T258"><text:sequence text:ref-name="refStep25" text:name="Step" text:formula="ooow:Step+1" style:num-format="1">26</text:sequence></text:span><text:span text:style-name="T258">) T</text:span>he <text:span text:style-name="T44">Client </text:span><text:span text:style-name="T45">m</text:span>ay provide certain infor<text:span text:style-name="T259">­</text:span>ma<text:span text:style-name="T259">­</text:span>tion to the <text:span text:style-name="T44">Provider </text:span>that is and must be kept confidential.</text:p>
      <text:p text:style-name="P47">(<text:sequence text:ref-name="refStep26" text:name="Step" text:formula="ooow:Step+1" style:num-format="1">27</text:sequence>) The <text:span text:style-name="T18">Confidential Information </text:span>to be disclosed can be described as and in­cludes (a) passwords for accessing <text:span text:style-name="T260">the Server and</text:span> (<text:span text:style-name="T261">b</text:span>) the database content <text:span text:style-name="T260">produced and maintained by the Application.</text:span></text:p>
      <text:p text:style-name="P47"><text:span text:style-name="T262">(</text:span><text:span text:style-name="T262"><text:sequence text:ref-name="refStep27" text:name="Step" text:formula="ooow:Step+1" style:num-format="1">28</text:sequence></text:span><text:span text:style-name="T262">) The </text:span><text:span text:style-name="T46">Confidential Information </text:span><text:span text:style-name="T262">does </text:span><text:span text:style-name="T186">not </text:span><text:span text:style-name="T262">include the Applica­tion itself (source code, documentation, business processes and database schema de­scription).</text:span></text:p>
      <text:p text:style-name="P47">(<text:sequence text:ref-name="refStep28" text:name="Step" text:formula="ooow:Step+1" style:num-format="1">29</text:sequence>) To ensure the pro<text:span text:style-name="T259">­</text:span>tec<text:span text:style-name="T259">­</text:span>tion of such information, and to preserve any confidentiality, <text:span text:style-name="T263">t</text:span>he <text:span text:style-name="T261">Provider </text:span>shall limit <text:soft-page-break/>disclos­ure of <text:span text:style-name="T264">C</text:span>onfidential Information within its own organization to its directors, employees and/or in­dependent contractors (collec<text:span text:style-name="T265">­</text:span>tively referred to as “affiliates”) having a need to know. The <text:span text:style-name="T261">Provider </text:span>and affiliates will not disclose the con­fidential information obtained from the <text:span text:style-name="T261">Client </text:span>unless re­quired to do so by law.</text:p>
      <text:p text:style-name="P47">(<text:sequence text:ref-name="refStep29" text:name="Step" text:formula="ooow:Step+1" style:num-format="1">30</text:sequence>) This <text:span text:style-name="T261">A</text:span>greement imposes no obligation upon <text:span text:style-name="T266">the Provider </text:span>with respect to any <text:span text:style-name="T264">C</text:span>onfidential Information (a) that was in <text:span text:style-name="T261">Provider</text:span>’s possession before receipt from <text:span text:style-name="T263">Client</text:span>; (b) is or becomes a matter of public know<text:span text:style-name="T267">­</text:span>ledge through no fault of <text:span text:style-name="T261">Provider</text:span>; (c) is rightfully received by <text:span text:style-name="T261">Provider </text:span>from a third party not owing a duty of confidentiality to the <text:span text:style-name="T263">Client</text:span>; (d) is disclosed without a duty of confi­dentiality to a third party by, or with the authorization of, <text:span text:style-name="T263">Client</text:span>; or (e) is inde­pendently derived by <text:span text:style-name="T263">Provider</text:span>.</text:p>
      <text:h text:style-name="P67" text:outline-level="2">Invoicing</text:h>
      <text:p text:style-name="P52"><text:span text:style-name="T79">(</text:span><text:span text:style-name="T79"><text:sequence text:ref-name="refStep30" text:name="Step" text:formula="ooow:Step+1" style:num-format="1">31</text:sequence></text:span><text:span text:style-name="T79">) </text:span><text:span text:style-name="T81">The </text:span><text:span text:style-name="T80">Client </text:span><text:span text:style-name="T84">agrees to </text:span><text:span text:style-name="T80">pay a </text:span><text:span text:style-name="T75">base </text:span><text:span text:style-name="T76">fee </text:span><text:span text:style-name="T82">fixed to </text:span><text:span text:style-name="T74">[BaseFee] </text:span><text:span text:style-name="T83">on </text:span><text:span text:style-name="T73">[Date]</text:span><text:span text:style-name="T83">.</text:span></text:p>
      <text:p text:style-name="P39"><text:span text:style-name="T96">(</text:span><text:span text:style-name="T96"><text:sequence text:ref-name="refStep31" text:name="Step" text:formula="ooow:Step+1" style:num-format="1">32</text:sequence></text:span><text:span text:style-name="T96">) The Provider issues invoices as agreed, mentioning the covered period on each invoice.</text:span></text:p>
      <text:p text:style-name="P39"><text:span text:style-name="T96">(</text:span><text:span text:style-name="T96"><text:sequence text:ref-name="refStep32" text:name="Step" text:formula="ooow:Step+1" style:num-format="1">33</text:sequence></text:span><text:span text:style-name="T96">) </text:span><text:span text:style-name="T130">The </text:span><text:span text:style-name="T132">base </text:span><text:span text:style-name="T130">fee </text:span><text:span text:style-name="T131">includes a credit of </text:span><text:span text:style-name="T116">[</text:span><text:span text:style-name="T117">Fee</text:span><text:span text:style-name="T116">Credit]</text:span><text:span text:style-name="T131"> support hours. </text:span><text:span text:style-name="T132">This credit becomes void if the support is not used during the covered period.</text:span></text:p>
      <text:p text:style-name="Text_20_body"><text:span text:style-name="T79">(</text:span><text:span text:style-name="T79"><text:sequence text:ref-name="refStep33" text:name="Step" text:formula="ooow:Step+1" style:num-format="1">34</text:sequence></text:span><text:span text:style-name="T79">) </text:span><text:span text:style-name="T191">The </text:span><text:span text:style-name="T193">base </text:span><text:span text:style-name="T191">fee is adapted </text:span><text:span text:style-name="T90">for every invoice </text:span><text:span text:style-name="T191">according to the </text:span><text:span text:style-name="T194">consumer price index</text:span><text:span text:style-name="T191"> published by the </text:span><text:span text:style-name="T195">Estonian </text:span><text:span text:style-name="T191">national statistics board.</text:span></text:p>
      <text:p text:style-name="Text_20_body"><text:span text:style-name="T79">(</text:span><text:span text:style-name="T79"><text:sequence text:ref-name="refStep34" text:name="Step" text:formula="ooow:Step+1" style:num-format="1">35</text:sequence></text:span><text:span text:style-name="T79">) The </text:span><text:span text:style-name="T91">base </text:span><text:span text:style-name="T79">fee </text:span><text:span text:style-name="T81">may be adapted </text:span><text:span text:style-name="T90">for every invoice </text:span><text:span text:style-name="T92">depending on </text:span><text:span text:style-name="T77">changed circumstances or market situation</text:span><text:span text:style-name="T92">. In case the fee </text:span><text:span text:style-name="T191">increases</text:span><text:span text:style-name="T92"> by more than </text:span><text:span text:style-name="T77">5%</text:span><text:span text:style-name="T92">, the Provider must announce the price change at least </text:span><text:span text:style-name="T78">three </text:span><text:span text:style-name="T77">month</text:span><text:span text:style-name="T78">s</text:span><text:span text:style-name="T77"> </text:span><text:span text:style-name="T92">in advance.</text:span></text:p>
      <text:p text:style-name="Standard"><text:span text:style-name="T237">(</text:span><text:span text:style-name="T237"><text:sequence text:ref-name="refStep35" text:name="Step" text:formula="ooow:Step+1" style:num-format="1">36</text:sequence></text:span><text:span text:style-name="T237">) </text:span><text:span text:style-name="T200">The</text:span><text:span text:style-name="T237"> Provider </text:span><text:span text:style-name="T241">writes detailed </text:span><text:span text:style-name="T212">service </text:span><text:span text:style-name="T213">report</text:span><text:span text:style-name="T214">s</text:span><text:span text:style-name="T237"> </text:span><text:span text:style-name="T201">show­ing the work they invested into the project.</text:span></text:p>
      <text:p text:style-name="Text_20_body"><text:span text:style-name="T243">(</text:span><text:span text:style-name="T243"><text:sequence text:ref-name="refStep36" text:name="Step" text:formula="ooow:Step+1" style:num-format="1">37</text:sequence></text:span><text:span text:style-name="T243">) </text:span><text:span text:style-name="T200">Any</text:span><text:span text:style-name="T244"> reported work done by the </text:span><text:span text:style-name="T243">Provider</text:span><text:span text:style-name="T245"> for </text:span><text:span text:style-name="T243">this project </text:span><text:span text:style-name="T245">is to be </text:span><text:span text:style-name="T215">paid by the Client </text:span><text:span text:style-name="T245">unless it </text:span><text:span text:style-name="T246">is assigned to another project</text:span><text:span text:style-name="T242">.</text:span></text:p>
      <text:p text:style-name="Text_20_body"><text:span text:style-name="T237">(</text:span><text:span text:style-name="T237"><text:sequence text:ref-name="refStep37" text:name="Step" text:formula="ooow:Step+1" style:num-format="1">38</text:sequence></text:span><text:span text:style-name="T237">) </text:span><text:span text:style-name="T200">The</text:span><text:span text:style-name="T201"> </text:span><text:span text:style-name="T238">Provider writes invoices for work </text:span><text:span text:style-name="T240">which exceeds the base fee </text:span><text:span text:style-name="T238">either in advance or afterwards.</text:span></text:p>
      <text:h text:style-name="P68" text:outline-level="2"><text:change text:change-id="ct48183376"/><text:change text:change-id="ct48004176"/><text:change text:change-id="ct48197904"/><text:change text:change-id="ct48193136"/><text:change text:change-id="ct48189296"/><text:change text:change-id="ct48198464"/><text:change text:change-id="ct48132800"/><text:change text:change-id="ct48003632"/><text:change-start text:change-id="ct48140608"/>Disclaimer</text:h>
      <text:p text:style-name="P29"><text:span text:style-name="T197">(</text:span><text:span text:style-name="T197"><text:sequence text:ref-name="refStep38" text:name="Step" text:formula="ooow:Step+1" style:num-format="1">39</text:sequence></text:span><text:span text:style-name="T197">) This </text:span><text:change-end text:change-id="ct48140608"/><text:span text:style-name="T197">Agreement</text:span><text:change-start text:change-id="ct48184304"/><text:span text:style-name="T197"> does not apply in circumstances that could be reasonably said to be beyond the Supplier’s control (</text:span><text:span text:style-name="T6">force majeure</text:span><text:span text:style-name="T4">) including but not limited to natural or man-made disasters, </text:span>regionwide internet disruptions or power loss.</text:p>
      <text:p text:style-name="P32">(<text:sequence text:ref-name="refStep39" text:name="Step" text:formula="ooow:Step+1" style:num-format="1">40</text:sequence>) The Provider <text:change-end text:change-id="ct48184304"/>is not <text:change-start text:change-id="ct48173920"/>responsible for problems caused by the <text:change-end text:change-id="ct48173920"/><text:span text:style-name="T268">A</text:span>pplication <text:span text:style-name="T199">maintained by the Client</text:span><text:change-start text:change-id="ct45570896"/>, including but not limited to regressions or data corruption caused by an upgrade or bug.</text:p>
      <text:p text:style-name="P1"><text:span text:style-name="T96">(</text:span><text:span text:style-name="T96"><text:sequence text:ref-name="refStep40" text:name="Step" text:formula="ooow:Step+1" style:num-format="1">41</text:sequence></text:span><text:span text:style-name="T96">) The Provider cannot be made responsible for problems</text:span><text:span text:style-name="T63"> caused by </text:span><text:span text:style-name="T112">the Client's inadvertence, including but not limited to malware on their system and granting inappropriate user permissions, giving SSH</text:span><text:span text:style-name="T63"> server access to </text:span><text:span text:style-name="T157">unauthorized third parties.</text:span><text:change-end text:change-id="ct45570896"/><text:change-start text:change-id="ct45569184"/></text:p>
      <text:h text:style-name="P64" text:outline-level="2"><text:change-end text:change-id="ct45569184"/>Miscellaneous</text:h>
      <text:p text:style-name="P40"><text:span text:style-name="T96">(</text:span><text:span text:style-name="T96"><text:sequence text:ref-name="refStep41" text:name="Step" text:formula="ooow:Step+1" style:num-format="1">42</text:sequence></text:span><text:span text:style-name="T96">) The Client p</text:span><text:span text:style-name="T63">a</text:span><text:span text:style-name="T110">ys the </text:span><text:span text:style-name="T128">invoices issued by the Provider </text:span><text:span text:style-name="T110">by the agreed time.</text:span></text:p>
      <text:p text:style-name="P48"><text:span text:style-name="T24">(</text:span><text:span text:style-name="T24"><text:sequence text:ref-name="refStep42" text:name="Step" text:formula="ooow:Step+1" style:num-format="1">43</text:sequence></text:span><text:span text:style-name="T24">) B</text:span><text:span text:style-name="T25">oth parties do their best </text:span><text:span text:style-name="T26">for </text:span><text:span text:style-name="T98">maintain</text:span><text:span text:style-name="T99">ing</text:span><text:span text:style-name="T98"> </text:span><text:span text:style-name="T115">good com­munication </text:span><text:span text:style-name="T98">with </text:span><text:span text:style-name="T99">each other </text:span><text:span text:style-name="T98">at all times. </text:span></text:p>
      <text:p text:style-name="P48"><text:span text:style-name="T101">(</text:span><text:span text:style-name="T101"><text:sequence text:ref-name="refStep43" text:name="Step" text:formula="ooow:Step+1" style:num-format="1">44</text:sequence></text:span><text:span text:style-name="T101">) </text:span><text:span text:style-name="T24">B</text:span><text:span text:style-name="T25">oth parties do their best </text:span><text:span text:style-name="T26">for </text:span><text:span text:style-name="T168">avoid</text:span><text:span text:style-name="T169">ing</text:span><text:span text:style-name="T168"> and resolv</text:span><text:span text:style-name="T169">ing</text:span><text:span text:style-name="T168"> </text:span><text:span text:style-name="T170">any </text:span><text:span text:style-name="T168">problem </text:span><text:span text:style-name="T27">that might occur</text:span><text:span text:style-name="T28">.</text:span></text:p>
      <text:p text:style-name="P45"><text:span text:style-name="T24">(</text:span><text:span text:style-name="T24"><text:sequence text:ref-name="refStep44" text:name="Step" text:formula="ooow:Step+1" style:num-format="1">45</text:sequence></text:span><text:span text:style-name="T24">) </text:span><text:span text:style-name="T28">To the extent permitted by the law, the </text:span><text:span text:style-name="T18">Provider</text:span><text:span text:style-name="T28">, shall not </text:span><text:span text:style-name="T18">be </text:span><text:span text:style-name="T28">liable to the </text:span><text:span text:style-name="T18">Client </text:span><text:span text:style-name="T28">for any consequences, claim, damages suffered by the </text:span><text:span text:style-name="T47">Client </text:span><text:span text:style-name="T28">deriving from the breach by the </text:span><text:span text:style-name="T47">Provider </text:span><text:span text:style-name="T28">of its obligations under this Agreement.</text:span></text:p>
      <text:p text:style-name="P46"><text:span text:style-name="T24">(</text:span><text:span text:style-name="T24"><text:sequence text:ref-name="refStep45" text:name="Step" text:formula="ooow:Step+1" style:num-format="1">46</text:sequence></text:span><text:span text:style-name="T24">) </text:span><text:span text:style-name="T28">This </text:span><text:span text:style-name="T18">Agreement </text:span><text:span text:style-name="T28">and any dispute or claim arising out of or in connection with it or its subject matter or formation (including non-contractual disputes or claims) shall be governed by and construed in accordance with </text:span><text:span text:style-name="T58">[Belgian</text:span><text:span text:style-name="T57">|Estonian</text:span><text:span text:style-name="T58">]</text:span><text:span text:style-name="T18"> </text:span><text:span text:style-name="T28">law. </text:span></text:p>
      <text:p text:style-name="P46"><text:span text:style-name="T24">(</text:span><text:span text:style-name="T24"><text:sequence text:ref-name="refStep46" text:name="Step" text:formula="ooow:Step+1" style:num-format="1">47</text:sequence></text:span><text:span text:style-name="T24">) </text:span><text:span text:style-name="T48">The parties irrevocably agree that the courts of Belgium shall have </text:span><text:span text:style-name="T54">non-</text:span><text:span text:style-name="T55">exclusive </text:span><text:span text:style-name="T48">jurisdiction to settle any dispute or claim that arises out of or in connection with this Agreement or its subject matter or formation (including non-contractual disputes or claims).</text:span></text:p>
      <text:p text:style-name="P21"><text:span text:style-name="T52">(</text:span><text:span text:style-name="T52"><text:sequence text:ref-name="refStep47" text:name="Step" text:formula="ooow:Step+1" style:num-format="1">48</text:sequence></text:span><text:span text:style-name="T52">) </text:span><text:span text:style-name="T30">Either party has the right to </text:span><text:span text:style-name="T187">terminate </text:span><text:span text:style-name="T30">this Agree</text:span><text:span text:style-name="T49">­</text:span><text:span text:style-name="T30">ment if the other </text:span><text:span text:style-name="T50">p</text:span><text:span text:style-name="T30">arty fails to do their responsibility.</text:span><text:span text:style-name="T31"> </text:span><text:span text:style-name="T32">Such </text:span><text:span text:style-name="T31"><text:s/>termination </text:span><text:span text:style-name="T32">and its reason </text:span><text:span text:style-name="T31">must be communicated in </text:span><text:span text:style-name="T32">a </text:span><text:span text:style-name="T31">written </text:span><text:span text:style-name="T32">statement</text:span><text:span text:style-name="T31">.</text:span></text:p>
      <text:h text:style-name="P69" text:outline-level="2"><text:change text:change-id="ct48220992"/><text:change text:change-id="ct48238192"/><text:change text:change-id="ct48210832"/><text:change text:change-id="ct48237600"/><text:change text:change-id="ct48239888"/><text:change text:change-id="ct48219776"/><text:change text:change-id="ct48236112"/><text:span text:style-name="T94">T</text:span><text:span text:style-name="T63">ermination</text:span></text:h>
      <text:p text:style-name="P37"><text:change text:change-id="ct45570176"/>(<text:sequence text:ref-name="refStep48" text:name="Step" text:formula="ooow:Step+1" style:num-format="1">49</text:sequence>) Upon termination of this contract, the Provider must provide to the Client a snapshot containing all relevant information for running the application on another computer. This includes the database content, the information about installed software packages and local settings.</text:p>
      <text:h text:style-name="P70" text:outline-level="2"><text:change-start text:change-id="ct48215904"/>Signatures</text:h>
      <text:p text:style-name="P42"><text:span text:style-name="T20">(</text:span><text:span text:style-name="T20"><text:sequence text:ref-name="refStep49" text:name="Step" text:formula="ooow:Step+1" style:num-format="1">50</text:sequence></text:span><text:span text:style-name="T20">) T</text:span><text:span text:style-name="T21">he parties acknowledge that they have read and understand this Agreement and accept the duties and obligations set forth herein.</text:span><text:change-end text:change-id="ct48215904"/></text:p>
      <text:p text:style-name="P56"><text:span text:style-name="T22">(Dates, names and signatures)<text:line-break/><text:line-break/><text:line-break/><text:line-break/></text:span><text:span text:style-name="T21"><text:line-break/></text:span><text:span text:style-name="T23">Client: <text:tab/><text:line-break/><text:line-break/><text:line-break/><text:line-break/><text:line-break/><text:line-break/>Provid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loext:contextual-spacing="false" fo:line-height="100%" fo:text-align="justify" style:justify-single-word="false" style:page-number="auto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.01mm" fo:margin-bottom="1.01mm" loext:contextual-spacing="false" fo:text-indent="0mm" style:auto-text-indent="false" style:page-number="auto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1.99mm" fo:margin-bottom="1.01mm" loext:contextual-spacing="false" fo:text-indent="0mm" style:auto-text-indent="false" style:page-number="auto"/>
      <style:text-properties fo:font-size="12pt" fo:font-weight="bold" style:font-size-asian="115%" style:font-weight-asian="bold" style:font-size-complex="115%" style:font-weight-complex="600"/>
    </style:style>
    <style:style style:name="Footer" style:family="paragraph" style:parent-style-name="Standard" style:auto-update="true" style:class="extra" style:master-page-name="">
      <style:paragraph-properties style:page-number="auto" text:number-lines="false" text:line-number="0">
        <style:tab-stops>
          <style:tab-stop style:position="92.57mm" style:type="center"/>
          <style:tab-stop style:position="184.73m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8pt" style:font-size-asian="10.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4" style:family="paragraph" style:parent-style-name="Standard">
      <style:text-properties fo:font-size="2pt" fo:language="en" fo:country="US" officeooo:paragraph-rsid="00fc0707" style:font-size-asian="10.5pt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0mm" fo:margin-bottom="10mm" fo:margin-left="14.99mm" fo:margin-right="10mm" style:shadow="none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3333ff" fo:border-left="none" fo:border-right="none" fo:padding="0.49mm" style:shadow="none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1" text:anchor-type="as-char" svg:width="117.37mm" style:rel-width="100%" svg:height="14.89mm" style:rel-height="scale" draw:z-index="3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2" text:anchor-type="as-char" svg:width="16.3mm" svg:height="14.99mm" draw:z-index="1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3"><text:span text:style-name="MT1">Rumma &amp; Ko OÜ<text:line-break/></text:span><text:span text:style-name="MT2">www.saffre-rumma.net</text:span></text:p>
            </table:table-cell>
          </table:table-row>
        </table:table>
        <text:p text:style-name="MP4"/>
      </style:header>
      <style:footer>
        <text:p text:style-name="MP5"><text:tab/>Lino Hosting Agreement <text:date style:data-style-name="N84" text:date-value="2018-01-19T08:19:19.149283356">2018-01-19</text:date> <text:s/><text:time style:data-style-name="N40" text:time-value="2018-01-19T08:19:19.149473207">08:18</text:time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8-01-19T08:19:19.025835586</dc:date>
    <meta:editing-duration>P1DT7H58M10S</meta:editing-duration>
    <meta:editing-cycles>342</meta:editing-cycles>
    <meta:generator>LibreOffice/5.1.6.2$Linux_X86_64 LibreOffice_project/10m0$Build-2</meta:generator>
    <dc:creator>Luc Saffre</dc:creator>
    <meta:document-statistic meta:table-count="1" meta:image-count="2" meta:object-count="0" meta:page-count="2" meta:paragraph-count="68" meta:word-count="1399" meta:character-count="8960" meta:non-whitespace-character-count="7609"/>
  </office:meta>
</office:document-meta>
</file>